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6" table:default-cell-style-name="ce3"/>
        <table:table-column table:style-name="co1" table:number-columns-repeated="1015" table:default-cell-style-name="Default"/>
        <table:table-row table:style-name="ro1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Retirement Savings = Salary/Interest</text:p>
          </table:table-cell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>
            <text:p>Percent</text:p>
          </table:table-cell>
          <table:table-cell table:style-name="ce1" office:value-type="percentage" office:value="0.04">
            <text:p>4.00%</text:p>
          </table:table-cell>
          <table:table-cell table:style-name="ce1" office:value-type="percentage" office:value="0.05">
            <text:p>5.00%</text:p>
          </table:table-cell>
          <table:table-cell table:style-name="ce1" office:value-type="percentage" office:value="0.06">
            <text:p>6.00%</text:p>
          </table:table-cell>
          <table:table-cell table:style-name="ce1" office:value-type="percentage" office:value="0.07">
            <text:p>7.00%</text:p>
          </table:table-cell>
          <table:table-cell table:style-name="ce1" office:value-type="percentage" office:value="0.08">
            <text:p>8.00%</text:p>
          </table:table-cell>
          <table:table-cell table:style-name="ce1" office:value-type="percentage" office:value="0.09">
            <text:p>9.00%</text:p>
          </table:table-cell>
          <table:table-cell table:style-name="ce1" table:number-columns-repeated="1015"/>
        </table:table-row>
        <table:table-row table:style-name="ro1">
          <table:table-cell table:style-name="ce2" table:number-columns-repeated="2"/>
          <table:table-cell table:style-name="ce2" office:value-type="string">
            <text:p>Salary</text:p>
          </table:table-cell>
          <table:table-cell table:style-name="ce2" table:number-columns-repeated="1021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LOG(100/[.$C8]+1)/(LOG(1+[.D$5]))" office:value-type="float" office:value="117.670489539662">
            <text:p>117.67</text:p>
          </table:table-cell>
          <table:table-cell table:formula="of:=LOG(100/[.$C8]+1)/(LOG(1+[.E$5]))" office:value-type="float" office:value="94.5912069657007">
            <text:p>94.59</text:p>
          </table:table-cell>
          <table:table-cell table:formula="of:=LOG(100/[.$C8]+1)/(LOG(1+[.F$5]))" office:value-type="float" office:value="79.2038269710134">
            <text:p>79.20</text:p>
          </table:table-cell>
          <table:table-cell table:formula="of:=LOG(100/[.$C8]+1)/(LOG(1+[.G$5]))" office:value-type="float" office:value="68.2118342731513">
            <text:p>68.21</text:p>
          </table:table-cell>
          <table:table-cell table:formula="of:=LOG(100/[.$C8]+1)/(LOG(1+[.H$5]))" office:value-type="float" office:value="59.9669709337488">
            <text:p>59.97</text:p>
          </table:table-cell>
          <table:table-cell table:formula="of:=LOG(100/[.$C8]+1)/(LOG(1+[.I$5]))" office:value-type="float" office:value="53.5535378426925">
            <text:p>53.5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LOG(100/[.$C9]+1)/(LOG(1+[.D$5]))" office:value-type="float" office:value="100.24870321348">
            <text:p>100.25</text:p>
          </table:table-cell>
          <table:table-cell table:formula="of:=LOG(100/[.$C9]+1)/(LOG(1+[.E$5]))" office:value-type="float" office:value="80.586439903551">
            <text:p>80.59</text:p>
          </table:table-cell>
          <table:table-cell table:formula="of:=LOG(100/[.$C9]+1)/(LOG(1+[.F$5]))" office:value-type="float" office:value="67.4772491765039">
            <text:p>67.48</text:p>
          </table:table-cell>
          <table:table-cell table:formula="of:=LOG(100/[.$C9]+1)/(LOG(1+[.G$5]))" office:value-type="float" office:value="58.112683617173">
            <text:p>58.11</text:p>
          </table:table-cell>
          <table:table-cell table:formula="of:=LOG(100/[.$C9]+1)/(LOG(1+[.H$5]))" office:value-type="float" office:value="51.0885192648281">
            <text:p>51.09</text:p>
          </table:table-cell>
          <table:table-cell table:formula="of:=LOG(100/[.$C9]+1)/(LOG(1+[.I$5]))" office:value-type="float" office:value="45.6246314791985">
            <text:p>45.6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LOG(100/[.$C10]+1)/(LOG(1+[.D$5]))" office:value-type="float" office:value="90.1594187168849">
            <text:p>90.16</text:p>
          </table:table-cell>
          <table:table-cell table:formula="of:=LOG(100/[.$C10]+1)/(LOG(1+[.E$5]))" office:value-type="float" office:value="72.4760156018694">
            <text:p>72.48</text:p>
          </table:table-cell>
          <table:table-cell table:formula="of:=LOG(100/[.$C10]+1)/(LOG(1+[.F$5]))" office:value-type="float" office:value="60.686167175776">
            <text:p>60.69</text:p>
          </table:table-cell>
          <table:table-cell table:formula="of:=LOG(100/[.$C10]+1)/(LOG(1+[.G$5]))" office:value-type="float" office:value="52.2640753152211">
            <text:p>52.26</text:p>
          </table:table-cell>
          <table:table-cell table:formula="of:=LOG(100/[.$C10]+1)/(LOG(1+[.H$5]))" office:value-type="float" office:value="45.9468407308427">
            <text:p>45.95</text:p>
          </table:table-cell>
          <table:table-cell table:formula="of:=LOG(100/[.$C10]+1)/(LOG(1+[.I$5]))" office:value-type="float" office:value="41.03285251059">
            <text:p>41.0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LOG(100/[.$C11]+1)/(LOG(1+[.D$5]))" office:value-type="float" office:value="83.0708132534021">
            <text:p>83.07</text:p>
          </table:table-cell>
          <table:table-cell table:formula="of:=LOG(100/[.$C11]+1)/(LOG(1+[.E$5]))" office:value-type="float" office:value="66.777732632897">
            <text:p>66.78</text:p>
          </table:table-cell>
          <table:table-cell table:formula="of:=LOG(100/[.$C11]+1)/(LOG(1+[.F$5]))" office:value-type="float" office:value="55.914837653889">
            <text:p>55.91</text:p>
          </table:table-cell>
          <table:table-cell table:formula="of:=LOG(100/[.$C11]+1)/(LOG(1+[.G$5]))" office:value-type="float" office:value="48.1549160604712">
            <text:p>48.15</text:p>
          </table:table-cell>
          <table:table-cell table:formula="of:=LOG(100/[.$C11]+1)/(LOG(1+[.H$5]))" office:value-type="float" office:value="42.3343615149199">
            <text:p>42.33</text:p>
          </table:table-cell>
          <table:table-cell table:formula="of:=LOG(100/[.$C11]+1)/(LOG(1+[.I$5]))" office:value-type="float" office:value="37.806725871484">
            <text:p>37.8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LOG(100/[.$C12]+1)/(LOG(1+[.D$5]))" office:value-type="float" office:value="77.6253717219497">
            <text:p>77.63</text:p>
          </table:table-cell>
          <table:table-cell table:formula="of:=LOG(100/[.$C12]+1)/(LOG(1+[.E$5]))" office:value-type="float" office:value="62.4003319019548">
            <text:p>62.40</text:p>
          </table:table-cell>
          <table:table-cell table:formula="of:=LOG(100/[.$C12]+1)/(LOG(1+[.F$5]))" office:value-type="float" office:value="52.2495192675611">
            <text:p>52.25</text:p>
          </table:table-cell>
          <table:table-cell table:formula="of:=LOG(100/[.$C12]+1)/(LOG(1+[.G$5]))" office:value-type="float" office:value="44.9982745206876">
            <text:p>45.00</text:p>
          </table:table-cell>
          <table:table-cell table:formula="of:=LOG(100/[.$C12]+1)/(LOG(1+[.H$5]))" office:value-type="float" office:value="39.5592678162745">
            <text:p>39.56</text:p>
          </table:table-cell>
          <table:table-cell table:formula="of:=LOG(100/[.$C12]+1)/(LOG(1+[.I$5]))" office:value-type="float" office:value="35.3284268496505">
            <text:p>35.3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LOG(100/[.$C13]+1)/(LOG(1+[.D$5]))" office:value-type="float" office:value="73.2184448982606">
            <text:p>73.22</text:p>
          </table:table-cell>
          <table:table-cell table:formula="of:=LOG(100/[.$C13]+1)/(LOG(1+[.E$5]))" office:value-type="float" office:value="58.8577569633015">
            <text:p>58.86</text:p>
          </table:table-cell>
          <table:table-cell table:formula="of:=LOG(100/[.$C13]+1)/(LOG(1+[.F$5]))" office:value-type="float" office:value="49.2832235464939">
            <text:p>49.28</text:p>
          </table:table-cell>
          <table:table-cell table:formula="of:=LOG(100/[.$C13]+1)/(LOG(1+[.G$5]))" office:value-type="float" office:value="42.4436445252879">
            <text:p>42.44</text:p>
          </table:table-cell>
          <table:table-cell table:formula="of:=LOG(100/[.$C13]+1)/(LOG(1+[.H$5]))" office:value-type="float" office:value="37.3134196535179">
            <text:p>37.31</text:p>
          </table:table-cell>
          <table:table-cell table:formula="of:=LOG(100/[.$C13]+1)/(LOG(1+[.I$5]))" office:value-type="float" office:value="33.3227708576878">
            <text:p>33.3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LOG(100/[.$C14]+1)/(LOG(1+[.D$5]))" office:value-type="float" office:value="69.5275140650636">
            <text:p>69.53</text:p>
          </table:table-cell>
          <table:table-cell table:formula="of:=LOG(100/[.$C14]+1)/(LOG(1+[.E$5]))" office:value-type="float" office:value="55.8907462564977">
            <text:p>55.89</text:p>
          </table:table-cell>
          <table:table-cell table:formula="of:=LOG(100/[.$C14]+1)/(LOG(1+[.F$5]))" office:value-type="float" office:value="46.7988636341815">
            <text:p>46.80</text:p>
          </table:table-cell>
          <table:table-cell table:formula="of:=LOG(100/[.$C14]+1)/(LOG(1+[.G$5]))" office:value-type="float" office:value="40.304066766305">
            <text:p>40.30</text:p>
          </table:table-cell>
          <table:table-cell table:formula="of:=LOG(100/[.$C14]+1)/(LOG(1+[.H$5]))" office:value-type="float" office:value="35.4324557613927">
            <text:p>35.43</text:p>
          </table:table-cell>
          <table:table-cell table:formula="of:=LOG(100/[.$C14]+1)/(LOG(1+[.I$5]))" office:value-type="float" office:value="31.6429749732341">
            <text:p>31.6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LOG(100/[.$C15]+1)/(LOG(1+[.D$5]))" office:value-type="float" office:value="66.3600805847824">
            <text:p>66.36</text:p>
          </table:table-cell>
          <table:table-cell table:formula="of:=LOG(100/[.$C15]+1)/(LOG(1+[.E$5]))" office:value-type="float" office:value="53.3445568333426">
            <text:p>53.34</text:p>
          </table:table-cell>
          <table:table-cell table:formula="of:=LOG(100/[.$C15]+1)/(LOG(1+[.F$5]))" office:value-type="float" office:value="44.66686899138">
            <text:p>44.67</text:p>
          </table:table-cell>
          <table:table-cell table:formula="of:=LOG(100/[.$C15]+1)/(LOG(1+[.G$5]))" office:value-type="float" office:value="38.4679526439502">
            <text:p>38.47</text:p>
          </table:table-cell>
          <table:table-cell table:formula="of:=LOG(100/[.$C15]+1)/(LOG(1+[.H$5]))" office:value-type="float" office:value="33.8182754160089">
            <text:p>33.82</text:p>
          </table:table-cell>
          <table:table-cell table:formula="of:=LOG(100/[.$C15]+1)/(LOG(1+[.I$5]))" office:value-type="float" office:value="30.2014302884618">
            <text:p>30.2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LOG(100/[.$C16]+1)/(LOG(1+[.D$5]))" office:value-type="float" office:value="63.5919927091958">
            <text:p>63.59</text:p>
          </table:table-cell>
          <table:table-cell table:formula="of:=LOG(100/[.$C16]+1)/(LOG(1+[.E$5]))" office:value-type="float" office:value="51.1193874288199">
            <text:p>51.12</text:p>
          </table:table-cell>
          <table:table-cell table:formula="of:=LOG(100/[.$C16]+1)/(LOG(1+[.F$5]))" office:value-type="float" office:value="42.8036732657887">
            <text:p>42.80</text:p>
          </table:table-cell>
          <table:table-cell table:formula="of:=LOG(100/[.$C16]+1)/(LOG(1+[.G$5]))" office:value-type="float" office:value="36.8633332346004">
            <text:p>36.86</text:p>
          </table:table-cell>
          <table:table-cell table:formula="of:=LOG(100/[.$C16]+1)/(LOG(1+[.H$5]))" office:value-type="float" office:value="32.4076086819217">
            <text:p>32.41</text:p>
          </table:table-cell>
          <table:table-cell table:formula="of:=LOG(100/[.$C16]+1)/(LOG(1+[.I$5]))" office:value-type="float" office:value="28.941633551174">
            <text:p>28.9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LOG(100/[.$C17]+1)/(LOG(1+[.D$5]))" office:value-type="float" office:value="61.1384923937253">
            <text:p>61.14</text:p>
          </table:table-cell>
          <table:table-cell table:formula="of:=LOG(100/[.$C17]+1)/(LOG(1+[.E$5]))" office:value-type="float" office:value="49.1471040038168">
            <text:p>49.15</text:p>
          </table:table-cell>
          <table:table-cell table:formula="of:=LOG(100/[.$C17]+1)/(LOG(1+[.F$5]))" office:value-type="float" office:value="41.1522259469234">
            <text:p>41.15</text:p>
          </table:table-cell>
          <table:table-cell table:formula="of:=LOG(100/[.$C17]+1)/(LOG(1+[.G$5]))" office:value-type="float" office:value="35.4410755592672">
            <text:p>35.44</text:p>
          </table:table-cell>
          <table:table-cell table:formula="of:=LOG(100/[.$C17]+1)/(LOG(1+[.H$5]))" office:value-type="float" office:value="31.1572613545727">
            <text:p>31.16</text:p>
          </table:table-cell>
          <table:table-cell table:formula="of:=LOG(100/[.$C17]+1)/(LOG(1+[.I$5]))" office:value-type="float" office:value="27.8250101521754">
            <text:p>27.8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LOG(100/[.$C18]+1)/(LOG(1+[.D$5]))" office:value-type="float" office:value="58.93913553993">
            <text:p>58.94</text:p>
          </table:table-cell>
          <table:table-cell table:formula="of:=LOG(100/[.$C18]+1)/(LOG(1+[.E$5]))" office:value-type="float" office:value="47.3791176534357">
            <text:p>47.38</text:p>
          </table:table-cell>
          <table:table-cell table:formula="of:=LOG(100/[.$C18]+1)/(LOG(1+[.F$5]))" office:value-type="float" office:value="39.671842204347">
            <text:p>39.67</text:p>
          </table:table-cell>
          <table:table-cell table:formula="of:=LOG(100/[.$C18]+1)/(LOG(1+[.G$5]))" office:value-type="float" office:value="34.1661410722475">
            <text:p>34.17</text:p>
          </table:table-cell>
          <table:table-cell table:formula="of:=LOG(100/[.$C18]+1)/(LOG(1+[.H$5]))" office:value-type="float" office:value="30.0364300480961">
            <text:p>30.04</text:p>
          </table:table-cell>
          <table:table-cell table:formula="of:=LOG(100/[.$C18]+1)/(LOG(1+[.I$5]))" office:value-type="float" office:value="26.8240511100223">
            <text:p>26.8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LOG(100/[.$C19]+1)/(LOG(1+[.D$5]))" office:value-type="float" office:value="56.9493015789343">
            <text:p>56.95</text:p>
          </table:table-cell>
          <table:table-cell table:formula="of:=LOG(100/[.$C19]+1)/(LOG(1+[.E$5]))" office:value-type="float" office:value="45.7795594569137">
            <text:p>45.78</text:p>
          </table:table-cell>
          <table:table-cell table:formula="of:=LOG(100/[.$C19]+1)/(LOG(1+[.F$5]))" office:value-type="float" office:value="38.3324880012303">
            <text:p>38.33</text:p>
          </table:table-cell>
          <table:table-cell table:formula="of:=LOG(100/[.$C19]+1)/(LOG(1+[.G$5]))" office:value-type="float" office:value="33.0126638927991">
            <text:p>33.01</text:p>
          </table:table-cell>
          <table:table-cell table:formula="of:=LOG(100/[.$C19]+1)/(LOG(1+[.H$5]))" office:value-type="float" office:value="29.0223753282693">
            <text:p>29.02</text:p>
          </table:table-cell>
          <table:table-cell table:formula="of:=LOG(100/[.$C19]+1)/(LOG(1+[.I$5]))" office:value-type="float" office:value="25.9184489599187">
            <text:p>25.9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LOG(100/[.$C20]+1)/(LOG(1+[.D$5]))" office:value-type="float" office:value="55.1351132448719">
            <text:p>55.14</text:p>
          </table:table-cell>
          <table:table-cell table:formula="of:=LOG(100/[.$C20]+1)/(LOG(1+[.E$5]))" office:value-type="float" office:value="44.3211966604862">
            <text:p>44.32</text:p>
          </table:table-cell>
          <table:table-cell table:formula="of:=LOG(100/[.$C20]+1)/(LOG(1+[.F$5]))" office:value-type="float" office:value="37.1113606016075">
            <text:p>37.11</text:p>
          </table:table-cell>
          <table:table-cell table:formula="of:=LOG(100/[.$C20]+1)/(LOG(1+[.G$5]))" office:value-type="float" office:value="31.9610058732951">
            <text:p>31.96</text:p>
          </table:table-cell>
          <table:table-cell table:formula="of:=LOG(100/[.$C20]+1)/(LOG(1+[.H$5]))" office:value-type="float" office:value="28.0978327388515">
            <text:p>28.10</text:p>
          </table:table-cell>
          <table:table-cell table:formula="of:=LOG(100/[.$C20]+1)/(LOG(1+[.I$5]))" office:value-type="float" office:value="25.0927856693004">
            <text:p>25.0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LOG(100/[.$C21]+1)/(LOG(1+[.D$5]))" office:value-type="float" office:value="53.4702444237372">
            <text:p>53.47</text:p>
          </table:table-cell>
          <table:table-cell table:formula="of:=LOG(100/[.$C21]+1)/(LOG(1+[.E$5]))" office:value-type="float" office:value="42.9828666182914">
            <text:p>42.98</text:p>
          </table:table-cell>
          <table:table-cell table:formula="of:=LOG(100/[.$C21]+1)/(LOG(1+[.F$5]))" office:value-type="float" office:value="35.990739938309">
            <text:p>35.99</text:p>
          </table:table-cell>
          <table:table-cell table:formula="of:=LOG(100/[.$C21]+1)/(LOG(1+[.G$5]))" office:value-type="float" office:value="30.9959061566367">
            <text:p>31.00</text:p>
          </table:table-cell>
          <table:table-cell table:formula="of:=LOG(100/[.$C21]+1)/(LOG(1+[.H$5]))" office:value-type="float" office:value="27.2493860246748">
            <text:p>27.25</text:p>
          </table:table-cell>
          <table:table-cell table:formula="of:=LOG(100/[.$C21]+1)/(LOG(1+[.I$5]))" office:value-type="float" office:value="24.3350798437824">
            <text:p>24.3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LOG(100/[.$C22]+1)/(LOG(1+[.D$5]))" office:value-type="float" office:value="51.9338319856794">
            <text:p>51.93</text:p>
          </table:table-cell>
          <table:table-cell table:formula="of:=LOG(100/[.$C22]+1)/(LOG(1+[.E$5]))" office:value-type="float" office:value="41.7477981871023">
            <text:p>41.75</text:p>
          </table:table-cell>
          <table:table-cell table:formula="of:=LOG(100/[.$C22]+1)/(LOG(1+[.F$5]))" office:value-type="float" office:value="34.9565830704648">
            <text:p>34.96</text:p>
          </table:table-cell>
          <table:table-cell table:formula="of:=LOG(100/[.$C22]+1)/(LOG(1+[.G$5]))" office:value-type="float" office:value="30.1052706964632">
            <text:p>30.11</text:p>
          </table:table-cell>
          <table:table-cell table:formula="of:=LOG(100/[.$C22]+1)/(LOG(1+[.H$5]))" office:value-type="float" office:value="26.4664029643026">
            <text:p>26.47</text:p>
          </table:table-cell>
          <table:table-cell table:formula="of:=LOG(100/[.$C22]+1)/(LOG(1+[.I$5]))" office:value-type="float" office:value="23.6358363719026">
            <text:p>23.6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LOG(100/[.$C23]+1)/(LOG(1+[.D$5]))" office:value-type="float" office:value="50.5090629312243">
            <text:p>50.51</text:p>
          </table:table-cell>
          <table:table-cell table:formula="of:=LOG(100/[.$C23]+1)/(LOG(1+[.E$5]))" office:value-type="float" office:value="40.6024759823973">
            <text:p>40.60</text:p>
          </table:table-cell>
          <table:table-cell table:formula="of:=LOG(100/[.$C23]+1)/(LOG(1+[.F$5]))" office:value-type="float" office:value="33.9975731937813">
            <text:p>34.00</text:p>
          </table:table-cell>
          <table:table-cell table:formula="of:=LOG(100/[.$C23]+1)/(LOG(1+[.G$5]))" office:value-type="float" office:value="29.2793532468102">
            <text:p>29.28</text:p>
          </table:table-cell>
          <table:table-cell table:formula="of:=LOG(100/[.$C23]+1)/(LOG(1+[.H$5]))" office:value-type="float" office:value="25.7403153546558">
            <text:p>25.74</text:p>
          </table:table-cell>
          <table:table-cell table:formula="of:=LOG(100/[.$C23]+1)/(LOG(1+[.I$5]))" office:value-type="float" office:value="22.9874034149789">
            <text:p>22.9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LOG(100/[.$C24]+1)/(LOG(1+[.D$5]))" office:value-type="float" office:value="49.1821906247046">
            <text:p>49.18</text:p>
          </table:table-cell>
          <table:table-cell table:formula="of:=LOG(100/[.$C24]+1)/(LOG(1+[.E$5]))" office:value-type="float" office:value="39.5358495626885">
            <text:p>39.54</text:p>
          </table:table-cell>
          <table:table-cell table:formula="of:=LOG(100/[.$C24]+1)/(LOG(1+[.F$5]))" office:value-type="float" office:value="33.1044574687651">
            <text:p>33.10</text:p>
          </table:table-cell>
          <table:table-cell table:formula="of:=LOG(100/[.$C24]+1)/(LOG(1+[.G$5]))" office:value-type="float" office:value="28.5101850872484">
            <text:p>28.51</text:p>
          </table:table-cell>
          <table:table-cell table:formula="of:=LOG(100/[.$C24]+1)/(LOG(1+[.H$5]))" office:value-type="float" office:value="25.0641176661007">
            <text:p>25.06</text:p>
          </table:table-cell>
          <table:table-cell table:formula="of:=LOG(100/[.$C24]+1)/(LOG(1+[.I$5]))" office:value-type="float" office:value="22.3835246807473">
            <text:p>22.3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LOG(100/[.$C25]+1)/(LOG(1+[.D$5]))" office:value-type="float" office:value="47.9418326541109">
            <text:p>47.94</text:p>
          </table:table-cell>
          <table:table-cell table:formula="of:=LOG(100/[.$C25]+1)/(LOG(1+[.E$5]))" office:value-type="float" office:value="38.5387690035188">
            <text:p>38.54</text:p>
          </table:table-cell>
          <table:table-cell table:formula="of:=LOG(100/[.$C25]+1)/(LOG(1+[.F$5]))" office:value-type="float" office:value="32.2695744112598">
            <text:p>32.27</text:p>
          </table:table-cell>
          <table:table-cell table:formula="of:=LOG(100/[.$C25]+1)/(LOG(1+[.G$5]))" office:value-type="float" office:value="27.7911680026718">
            <text:p>27.79</text:p>
          </table:table-cell>
          <table:table-cell table:formula="of:=LOG(100/[.$C25]+1)/(LOG(1+[.H$5]))" office:value-type="float" office:value="24.4320092193609">
            <text:p>24.43</text:p>
          </table:table-cell>
          <table:table-cell table:formula="of:=LOG(100/[.$C25]+1)/(LOG(1+[.I$5]))" office:value-type="float" office:value="21.8190198692475">
            <text:p>21.8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LOG(100/[.$C26]+1)/(LOG(1+[.D$5]))" office:value-type="float" office:value="46.7784587897427">
            <text:p>46.78</text:p>
          </table:table-cell>
          <table:table-cell table:formula="of:=LOG(100/[.$C26]+1)/(LOG(1+[.E$5]))" office:value-type="float" office:value="37.6035732852597">
            <text:p>37.60</text:p>
          </table:table-cell>
          <table:table-cell table:formula="of:=LOG(100/[.$C26]+1)/(LOG(1+[.F$5]))" office:value-type="float" office:value="31.4865092381948">
            <text:p>31.49</text:p>
          </table:table-cell>
          <table:table-cell table:formula="of:=LOG(100/[.$C26]+1)/(LOG(1+[.G$5]))" office:value-type="float" office:value="27.1167774605363">
            <text:p>27.12</text:p>
          </table:table-cell>
          <table:table-cell table:formula="of:=LOG(100/[.$C26]+1)/(LOG(1+[.H$5]))" office:value-type="float" office:value="23.8391332401534">
            <text:p>23.84</text:p>
          </table:table-cell>
          <table:table-cell table:formula="of:=LOG(100/[.$C26]+1)/(LOG(1+[.I$5]))" office:value-type="float" office:value="21.2895516354161">
            <text:p>21.2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LOG(100/[.$C27]+1)/(LOG(1+[.D$5]))" office:value-type="float" office:value="45.6840104417671">
            <text:p>45.68</text:p>
          </table:table-cell>
          <table:table-cell table:formula="of:=LOG(100/[.$C27]+1)/(LOG(1+[.E$5]))" office:value-type="float" office:value="36.7237843883015">
            <text:p>36.72</text:p>
          </table:table-cell>
          <table:table-cell table:formula="of:=LOG(100/[.$C27]+1)/(LOG(1+[.F$5]))" office:value-type="float" office:value="30.7498377250492">
            <text:p>30.75</text:p>
          </table:table-cell>
          <table:table-cell table:formula="of:=LOG(100/[.$C27]+1)/(LOG(1+[.G$5]))" office:value-type="float" office:value="26.4823420160617">
            <text:p>26.48</text:p>
          </table:table-cell>
          <table:table-cell table:formula="of:=LOG(100/[.$C27]+1)/(LOG(1+[.H$5]))" office:value-type="float" office:value="23.2813829280038">
            <text:p>23.28</text:p>
          </table:table-cell>
          <table:table-cell table:formula="of:=LOG(100/[.$C27]+1)/(LOG(1+[.I$5]))" office:value-type="float" office:value="20.79145239873">
            <text:p>20.7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LOG(100/[.$C28]+1)/(LOG(1+[.D$5]))" office:value-type="float" office:value="44.6516130655009">
            <text:p>44.65</text:p>
          </table:table-cell>
          <table:table-cell table:formula="of:=LOG(100/[.$C28]+1)/(LOG(1+[.E$5]))" office:value-type="float" office:value="35.8938761056787">
            <text:p>35.89</text:p>
          </table:table-cell>
          <table:table-cell table:formula="of:=LOG(100/[.$C28]+1)/(LOG(1+[.F$5]))" office:value-type="float" office:value="30.0549326262856">
            <text:p>30.05</text:p>
          </table:table-cell>
          <table:table-cell table:formula="of:=LOG(100/[.$C28]+1)/(LOG(1+[.G$5]))" office:value-type="float" office:value="25.8838765978468">
            <text:p>25.88</text:p>
          </table:table-cell>
          <table:table-cell table:formula="of:=LOG(100/[.$C28]+1)/(LOG(1+[.H$5]))" office:value-type="float" office:value="22.7552548928708">
            <text:p>22.76</text:p>
          </table:table-cell>
          <table:table-cell table:formula="of:=LOG(100/[.$C28]+1)/(LOG(1+[.I$5]))" office:value-type="float" office:value="20.3215934547003">
            <text:p>20.3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LOG(100/[.$C29]+1)/(LOG(1+[.D$5]))" office:value-type="float" office:value="43.6753555367625">
            <text:p>43.68</text:p>
          </table:table-cell>
          <table:table-cell table:formula="of:=LOG(100/[.$C29]+1)/(LOG(1+[.E$5]))" office:value-type="float" office:value="35.1090966906021">
            <text:p>35.11</text:p>
          </table:table-cell>
          <table:table-cell table:formula="of:=LOG(100/[.$C29]+1)/(LOG(1+[.F$5]))" office:value-type="float" office:value="29.3978151732365">
            <text:p>29.40</text:p>
          </table:table-cell>
          <table:table-cell table:formula="of:=LOG(100/[.$C29]+1)/(LOG(1+[.G$5]))" office:value-type="float" office:value="25.3179546150393">
            <text:p>25.32</text:p>
          </table:table-cell>
          <table:table-cell table:formula="of:=LOG(100/[.$C29]+1)/(LOG(1+[.H$5]))" office:value-type="float" office:value="22.2577367209083">
            <text:p>22.26</text:p>
          </table:table-cell>
          <table:table-cell table:formula="of:=LOG(100/[.$C29]+1)/(LOG(1+[.I$5]))" office:value-type="float" office:value="19.8772845654109">
            <text:p>19.8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LOG(100/[.$C30]+1)/(LOG(1+[.D$5]))" office:value-type="float" office:value="42.7501186143779">
            <text:p>42.75</text:p>
          </table:table-cell>
          <table:table-cell table:formula="of:=LOG(100/[.$C30]+1)/(LOG(1+[.E$5]))" office:value-type="float" office:value="34.3653309634434">
            <text:p>34.37</text:p>
          </table:table-cell>
          <table:table-cell table:formula="of:=LOG(100/[.$C30]+1)/(LOG(1+[.F$5]))" office:value-type="float" office:value="28.7750396124784">
            <text:p>28.78</text:p>
          </table:table-cell>
          <table:table-cell table:formula="of:=LOG(100/[.$C30]+1)/(LOG(1+[.G$5]))" office:value-type="float" office:value="24.7816085195993">
            <text:p>24.78</text:p>
          </table:table-cell>
          <table:table-cell table:formula="of:=LOG(100/[.$C30]+1)/(LOG(1+[.H$5]))" office:value-type="float" office:value="21.786219555912">
            <text:p>21.79</text:p>
          </table:table-cell>
          <table:table-cell table:formula="of:=LOG(100/[.$C30]+1)/(LOG(1+[.I$5]))" office:value-type="float" office:value="19.45619589033">
            <text:p>19.4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LOG(100/[.$C31]+1)/(LOG(1+[.D$5]))" office:value-type="float" office:value="41.8714399414152">
            <text:p>41.87</text:p>
          </table:table-cell>
          <table:table-cell table:formula="of:=LOG(100/[.$C31]+1)/(LOG(1+[.E$5]))" office:value-type="float" office:value="33.658991790931">
            <text:p>33.66</text:p>
          </table:table-cell>
          <table:table-cell table:formula="of:=LOG(100/[.$C31]+1)/(LOG(1+[.F$5]))" office:value-type="float" office:value="28.183602338369">
            <text:p>28.18</text:p>
          </table:table-cell>
          <table:table-cell table:formula="of:=LOG(100/[.$C31]+1)/(LOG(1+[.G$5]))" office:value-type="float" office:value="24.2722515495216">
            <text:p>24.27</text:p>
          </table:table-cell>
          <table:table-cell table:formula="of:=LOG(100/[.$C31]+1)/(LOG(1+[.H$5]))" office:value-type="float" office:value="21.3384293015517">
            <text:p>21.34</text:p>
          </table:table-cell>
          <table:table-cell table:formula="of:=LOG(100/[.$C31]+1)/(LOG(1+[.I$5]))" office:value-type="float" office:value="19.0562965464234">
            <text:p>19.0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LOG(100/[.$C32]+1)/(LOG(1+[.D$5]))" office:value-type="float" office:value="41.035406626701">
            <text:p>41.04</text:p>
          </table:table-cell>
          <table:table-cell table:formula="of:=LOG(100/[.$C32]+1)/(LOG(1+[.E$5]))" office:value-type="float" office:value="32.9869337361739">
            <text:p>32.99</text:p>
          </table:table-cell>
          <table:table-cell table:formula="of:=LOG(100/[.$C32]+1)/(LOG(1+[.F$5]))" office:value-type="float" office:value="27.6208695898296">
            <text:p>27.62</text:p>
          </table:table-cell>
          <table:table-cell table:formula="of:=LOG(100/[.$C32]+1)/(LOG(1+[.G$5]))" office:value-type="float" office:value="23.7876154599361">
            <text:p>23.79</text:p>
          </table:table-cell>
          <table:table-cell table:formula="of:=LOG(100/[.$C32]+1)/(LOG(1+[.H$5]))" office:value-type="float" office:value="20.9123718790048">
            <text:p>20.91</text:p>
          </table:table-cell>
          <table:table-cell table:formula="of:=LOG(100/[.$C32]+1)/(LOG(1+[.I$5]))" office:value-type="float" office:value="18.6758057204529">
            <text:p>18.6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LOG(100/[.$C33]+1)/(LOG(1+[.D$5]))" office:value-type="float" office:value="40.2385689103147">
            <text:p>40.24</text:p>
          </table:table-cell>
          <table:table-cell table:formula="of:=LOG(100/[.$C33]+1)/(LOG(1+[.E$5]))" office:value-type="float" office:value="32.3463836573593">
            <text:p>32.35</text:p>
          </table:table-cell>
          <table:table-cell table:formula="of:=LOG(100/[.$C33]+1)/(LOG(1+[.F$5]))" office:value-type="float" office:value="27.0845193387213">
            <text:p>27.08</text:p>
          </table:table-cell>
          <table:table-cell table:formula="of:=LOG(100/[.$C33]+1)/(LOG(1+[.G$5]))" office:value-type="float" office:value="23.3257004762781">
            <text:p>23.33</text:p>
          </table:table-cell>
          <table:table-cell table:formula="of:=LOG(100/[.$C33]+1)/(LOG(1+[.H$5]))" office:value-type="float" office:value="20.5062892293584">
            <text:p>20.51</text:p>
          </table:table-cell>
          <table:table-cell table:formula="of:=LOG(100/[.$C33]+1)/(LOG(1+[.I$5]))" office:value-type="float" office:value="18.3131533768966">
            <text:p>18.3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LOG(100/[.$C34]+1)/(LOG(1+[.D$5]))" office:value-type="float" office:value="39.4778701346669">
            <text:p>39.48</text:p>
          </table:table-cell>
          <table:table-cell table:formula="of:=LOG(100/[.$C34]+1)/(LOG(1+[.E$5]))" office:value-type="float" office:value="31.7348844139437">
            <text:p>31.73</text:p>
          </table:table-cell>
          <table:table-cell table:formula="of:=LOG(100/[.$C34]+1)/(LOG(1+[.F$5]))" office:value-type="float" office:value="26.5724941534843">
            <text:p>26.57</text:p>
          </table:table-cell>
          <table:table-cell table:formula="of:=LOG(100/[.$C34]+1)/(LOG(1+[.G$5]))" office:value-type="float" office:value="22.8847346995632">
            <text:p>22.88</text:p>
          </table:table-cell>
          <table:table-cell table:formula="of:=LOG(100/[.$C34]+1)/(LOG(1+[.H$5]))" office:value-type="float" office:value="20.1186236256283">
            <text:p>20.12</text:p>
          </table:table-cell>
          <table:table-cell table:formula="of:=LOG(100/[.$C34]+1)/(LOG(1+[.I$5]))" office:value-type="float" office:value="17.9669483867762">
            <text:p>17.9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LOG(100/[.$C35]+1)/(LOG(1+[.D$5]))" office:value-type="float" office:value="38.7505894603362">
            <text:p>38.75</text:p>
          </table:table-cell>
          <table:table-cell table:formula="of:=LOG(100/[.$C35]+1)/(LOG(1+[.E$5]))" office:value-type="float" office:value="31.1502488179085">
            <text:p>31.15</text:p>
          </table:table-cell>
          <table:table-cell table:formula="of:=LOG(100/[.$C35]+1)/(LOG(1+[.F$5]))" office:value-type="float" office:value="26.0829626412555">
            <text:p>26.08</text:p>
          </table:table-cell>
          <table:table-cell table:formula="of:=LOG(100/[.$C35]+1)/(LOG(1+[.G$5]))" office:value-type="float" office:value="22.4631408996089">
            <text:p>22.46</text:p>
          </table:table-cell>
          <table:table-cell table:formula="of:=LOG(100/[.$C35]+1)/(LOG(1+[.H$5]))" office:value-type="float" office:value="19.7479884797316">
            <text:p>19.75</text:p>
          </table:table-cell>
          <table:table-cell table:formula="of:=LOG(100/[.$C35]+1)/(LOG(1+[.I$5]))" office:value-type="float" office:value="17.6359524568077">
            <text:p>17.6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LOG(100/[.$C36]+1)/(LOG(1+[.D$5]))" office:value-type="float" office:value="38.0542946412572">
            <text:p>38.05</text:p>
          </table:table-cell>
          <table:table-cell table:formula="of:=LOG(100/[.$C36]+1)/(LOG(1+[.E$5]))" office:value-type="float" office:value="30.59052167138">
            <text:p>30.59</text:p>
          </table:table-cell>
          <table:table-cell table:formula="of:=LOG(100/[.$C36]+1)/(LOG(1+[.F$5]))" office:value-type="float" office:value="25.6142876609194">
            <text:p>25.61</text:p>
          </table:table-cell>
          <table:table-cell table:formula="of:=LOG(100/[.$C36]+1)/(LOG(1+[.G$5]))" office:value-type="float" office:value="22.0595091395127">
            <text:p>22.06</text:p>
          </table:table-cell>
          <table:table-cell table:formula="of:=LOG(100/[.$C36]+1)/(LOG(1+[.H$5]))" office:value-type="float" office:value="19.3931442758842">
            <text:p>19.39</text:p>
          </table:table-cell>
          <table:table-cell table:formula="of:=LOG(100/[.$C36]+1)/(LOG(1+[.I$5]))" office:value-type="float" office:value="17.319058636708">
            <text:p>17.3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LOG(100/[.$C37]+1)/(LOG(1+[.D$5]))" office:value-type="float" office:value="37.386802811635">
            <text:p>37.39</text:p>
          </table:table-cell>
          <table:table-cell table:formula="of:=LOG(100/[.$C37]+1)/(LOG(1+[.E$5]))" office:value-type="float" office:value="30.0539482445955">
            <text:p>30.05</text:p>
          </table:table-cell>
          <table:table-cell table:formula="of:=LOG(100/[.$C37]+1)/(LOG(1+[.F$5]))" office:value-type="float" office:value="25.1649999288398">
            <text:p>25.16</text:p>
          </table:table-cell>
          <table:table-cell table:formula="of:=LOG(100/[.$C37]+1)/(LOG(1+[.G$5]))" office:value-type="float" office:value="21.6725740444095">
            <text:p>21.67</text:p>
          </table:table-cell>
          <table:table-cell table:formula="of:=LOG(100/[.$C37]+1)/(LOG(1+[.H$5]))" office:value-type="float" office:value="19.0529785869161">
            <text:p>19.05</text:p>
          </table:table-cell>
          <table:table-cell table:formula="of:=LOG(100/[.$C37]+1)/(LOG(1+[.I$5]))" office:value-type="float" office:value="17.015273472754">
            <text:p>17.0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LOG(100/[.$C38]+1)/(LOG(1+[.D$5]))" office:value-type="float" office:value="36.7461477072971">
            <text:p>36.75</text:p>
          </table:table-cell>
          <table:table-cell table:formula="of:=LOG(100/[.$C38]+1)/(LOG(1+[.E$5]))" office:value-type="float" office:value="29.5389479262902">
            <text:p>29.54</text:p>
          </table:table-cell>
          <table:table-cell table:formula="of:=LOG(100/[.$C38]+1)/(LOG(1+[.F$5]))" office:value-type="float" office:value="24.7337759556025">
            <text:p>24.73</text:p>
          </table:table-cell>
          <table:table-cell table:formula="of:=LOG(100/[.$C38]+1)/(LOG(1+[.G$5]))" office:value-type="float" office:value="21.3011958001759">
            <text:p>21.30</text:p>
          </table:table-cell>
          <table:table-cell table:formula="of:=LOG(100/[.$C38]+1)/(LOG(1+[.H$5]))" office:value-type="float" office:value="18.7264893696903">
            <text:p>18.73</text:p>
          </table:table-cell>
          <table:table-cell table:formula="of:=LOG(100/[.$C38]+1)/(LOG(1+[.I$5]))" office:value-type="float" office:value="16.7237020897462">
            <text:p>16.7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LOG(100/[.$C39]+1)/(LOG(1+[.D$5]))" office:value-type="float" office:value="36.1305520949735">
            <text:p>36.13</text:p>
          </table:table-cell>
          <table:table-cell table:formula="of:=LOG(100/[.$C39]+1)/(LOG(1+[.E$5]))" office:value-type="float" office:value="29.0440920605564">
            <text:p>29.04</text:p>
          </table:table-cell>
          <table:table-cell table:formula="of:=LOG(100/[.$C39]+1)/(LOG(1+[.F$5]))" office:value-type="float" office:value="24.319419488205">
            <text:p>24.32</text:p>
          </table:table-cell>
          <table:table-cell table:formula="of:=LOG(100/[.$C39]+1)/(LOG(1+[.G$5]))" office:value-type="float" office:value="20.944344171094">
            <text:p>20.94</text:p>
          </table:table-cell>
          <table:table-cell table:formula="of:=LOG(100/[.$C39]+1)/(LOG(1+[.H$5]))" office:value-type="float" office:value="18.4127709145741">
            <text:p>18.41</text:p>
          </table:table-cell>
          <table:table-cell table:formula="of:=LOG(100/[.$C39]+1)/(LOG(1+[.I$5]))" office:value-type="float" office:value="16.4435356431772">
            <text:p>16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LOG(100/[.$C40]+1)/(LOG(1+[.D$5]))" office:value-type="float" office:value="35.5384044473618">
            <text:p>35.54</text:p>
          </table:table-cell>
          <table:table-cell table:formula="of:=LOG(100/[.$C40]+1)/(LOG(1+[.E$5]))" office:value-type="float" office:value="28.5680851967402">
            <text:p>28.57</text:p>
          </table:table-cell>
          <table:table-cell table:formula="of:=LOG(100/[.$C40]+1)/(LOG(1+[.F$5]))" office:value-type="float" office:value="23.9208458100788">
            <text:p>23.92</text:p>
          </table:table-cell>
          <table:table-cell table:formula="of:=LOG(100/[.$C40]+1)/(LOG(1+[.G$5]))" office:value-type="float" office:value="20.6010849787328">
            <text:p>20.60</text:p>
          </table:table-cell>
          <table:table-cell table:formula="of:=LOG(100/[.$C40]+1)/(LOG(1+[.H$5]))" office:value-type="float" office:value="18.1110019586384">
            <text:p>18.11</text:p>
          </table:table-cell>
          <table:table-cell table:formula="of:=LOG(100/[.$C40]+1)/(LOG(1+[.I$5]))" office:value-type="float" office:value="16.1740407037162">
            <text:p>16.1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LOG(100/[.$C41]+1)/(LOG(1+[.D$5]))" office:value-type="float" office:value="34.9682391030161">
            <text:p>34.97</text:p>
          </table:table-cell>
          <table:table-cell table:formula="of:=LOG(100/[.$C41]+1)/(LOG(1+[.E$5]))" office:value-type="float" office:value="28.1097491406681">
            <text:p>28.11</text:p>
          </table:table-cell>
          <table:table-cell table:formula="of:=LOG(100/[.$C41]+1)/(LOG(1+[.F$5]))" office:value-type="float" office:value="23.537068386741">
            <text:p>23.54</text:p>
          </table:table-cell>
          <table:table-cell table:formula="of:=LOG(100/[.$C41]+1)/(LOG(1+[.G$5]))" office:value-type="float" office:value="20.2705686009312">
            <text:p>20.27</text:p>
          </table:table-cell>
          <table:table-cell table:formula="of:=LOG(100/[.$C41]+1)/(LOG(1+[.H$5]))" office:value-type="float" office:value="17.8204355747849">
            <text:p>17.82</text:p>
          </table:table-cell>
          <table:table-cell table:formula="of:=LOG(100/[.$C41]+1)/(LOG(1+[.I$5]))" office:value-type="float" office:value="15.914550227689">
            <text:p>15.9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LOG(100/[.$C42]+1)/(LOG(1+[.D$5]))" office:value-type="float" office:value="34.4187193045998">
            <text:p>34.42</text:p>
          </table:table-cell>
          <table:table-cell table:formula="of:=LOG(100/[.$C42]+1)/(LOG(1+[.E$5]))" office:value-type="float" office:value="27.6680093196893">
            <text:p>27.67</text:p>
          </table:table-cell>
          <table:table-cell table:formula="of:=LOG(100/[.$C42]+1)/(LOG(1+[.F$5]))" office:value-type="float" office:value="23.167187448868">
            <text:p>23.17</text:p>
          </table:table-cell>
          <table:table-cell table:formula="of:=LOG(100/[.$C42]+1)/(LOG(1+[.G$5]))" office:value-type="float" office:value="19.9520201393243">
            <text:p>19.95</text:p>
          </table:table-cell>
          <table:table-cell table:formula="of:=LOG(100/[.$C42]+1)/(LOG(1+[.H$5]))" office:value-type="float" office:value="17.5403905277382">
            <text:p>17.54</text:p>
          </table:table-cell>
          <table:table-cell table:formula="of:=LOG(100/[.$C42]+1)/(LOG(1+[.I$5]))" office:value-type="float" office:value="15.6644558375413">
            <text:p>15.6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LOG(100/[.$C43]+1)/(LOG(1+[.D$5]))" office:value-type="float" office:value="33.8886226286975">
            <text:p>33.89</text:p>
          </table:table-cell>
          <table:table-cell table:formula="of:=LOG(100/[.$C43]+1)/(LOG(1+[.E$5]))" office:value-type="float" office:value="27.2418830702084">
            <text:p>27.24</text:p>
          </table:table-cell>
          <table:table-cell table:formula="of:=LOG(100/[.$C43]+1)/(LOG(1+[.F$5]))" office:value-type="float" office:value="22.8103801851239">
            <text:p>22.81</text:p>
          </table:table-cell>
          <table:table-cell table:formula="of:=LOG(100/[.$C43]+1)/(LOG(1+[.G$5]))" office:value-type="float" office:value="19.6447309732228">
            <text:p>19.64</text:p>
          </table:table-cell>
          <table:table-cell table:formula="of:=LOG(100/[.$C43]+1)/(LOG(1+[.H$5]))" office:value-type="float" office:value="17.2702438488192">
            <text:p>17.27</text:p>
          </table:table-cell>
          <table:table-cell table:formula="of:=LOG(100/[.$C43]+1)/(LOG(1+[.I$5]))" office:value-type="float" office:value="15.4232011907367">
            <text:p>15.4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LOG(100/[.$C44]+1)/(LOG(1+[.D$5]))" office:value-type="float" office:value="33.376828413799">
            <text:p>33.38</text:p>
          </table:table-cell>
          <table:table-cell table:formula="of:=LOG(100/[.$C44]+1)/(LOG(1+[.E$5]))" office:value-type="float" office:value="26.830469531481">
            <text:p>26.83</text:p>
          </table:table-cell>
          <table:table-cell table:formula="of:=LOG(100/[.$C44]+1)/(LOG(1+[.F$5]))" office:value-type="float" office:value="22.4658922799561">
            <text:p>22.47</text:p>
          </table:table-cell>
          <table:table-cell table:formula="of:=LOG(100/[.$C44]+1)/(LOG(1+[.G$5]))" office:value-type="float" office:value="19.3480514718016">
            <text:p>19.35</text:p>
          </table:table-cell>
          <table:table-cell table:formula="of:=LOG(100/[.$C44]+1)/(LOG(1+[.H$5]))" office:value-type="float" office:value="17.0094244290229">
            <text:p>17.01</text:p>
          </table:table-cell>
          <table:table-cell table:formula="of:=LOG(100/[.$C44]+1)/(LOG(1+[.I$5]))" office:value-type="float" office:value="15.19027625805">
            <text:p>15.1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LOG(100/[.$C45]+1)/(LOG(1+[.D$5]))" office:value-type="float" office:value="32.8823068665421">
            <text:p>32.88</text:p>
          </table:table-cell>
          <table:table-cell table:formula="of:=LOG(100/[.$C45]+1)/(LOG(1+[.E$5]))" office:value-type="float" office:value="26.4329408885002">
            <text:p>26.43</text:p>
          </table:table-cell>
          <table:table-cell table:formula="of:=LOG(100/[.$C45]+1)/(LOG(1+[.F$5]))" office:value-type="float" office:value="22.1330305810237">
            <text:p>22.13</text:p>
          </table:table-cell>
          <table:table-cell table:formula="of:=LOG(100/[.$C45]+1)/(LOG(1+[.G$5]))" office:value-type="float" office:value="19.0613846791507">
            <text:p>19.06</text:p>
          </table:table-cell>
          <table:table-cell table:formula="of:=LOG(100/[.$C45]+1)/(LOG(1+[.H$5]))" office:value-type="float" office:value="16.757407467366">
            <text:p>16.76</text:p>
          </table:table-cell>
          <table:table-cell table:formula="of:=LOG(100/[.$C45]+1)/(LOG(1+[.I$5]))" office:value-type="float" office:value="14.9652123656615">
            <text:p>14.9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LOG(100/[.$C46]+1)/(LOG(1+[.D$5]))" office:value-type="float" office:value="32.4041095844969">
            <text:p>32.40</text:p>
          </table:table-cell>
          <table:table-cell table:formula="of:=LOG(100/[.$C46]+1)/(LOG(1+[.E$5]))" office:value-type="float" office:value="26.0485347535948">
            <text:p>26.05</text:p>
          </table:table-cell>
          <table:table-cell table:formula="of:=LOG(100/[.$C46]+1)/(LOG(1+[.F$5]))" office:value-type="float" office:value="21.8111567200983">
            <text:p>21.81</text:p>
          </table:table-cell>
          <table:table-cell table:formula="of:=LOG(100/[.$C46]+1)/(LOG(1+[.G$5]))" office:value-type="float" office:value="18.7841808204743">
            <text:p>18.78</text:p>
          </table:table-cell>
          <table:table-cell table:formula="of:=LOG(100/[.$C46]+1)/(LOG(1+[.H$5]))" office:value-type="float" office:value="16.5137096411295">
            <text:p>16.51</text:p>
          </table:table-cell>
          <table:table-cell table:formula="of:=LOG(100/[.$C46]+1)/(LOG(1+[.I$5]))" office:value-type="float" office:value="14.7475778819395">
            <text:p>14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LOG(100/[.$C47]+1)/(LOG(1+[.D$5]))" office:value-type="float" office:value="31.9413612801826">
            <text:p>31.94</text:p>
          </table:table-cell>
          <table:table-cell table:formula="of:=LOG(100/[.$C47]+1)/(LOG(1+[.E$5]))" office:value-type="float" office:value="25.6765475136533">
            <text:p>25.68</text:p>
          </table:table-cell>
          <table:table-cell table:formula="of:=LOG(100/[.$C47]+1)/(LOG(1+[.F$5]))" office:value-type="float" office:value="21.499681542512">
            <text:p>21.50</text:p>
          </table:table-cell>
          <table:table-cell table:formula="of:=LOG(100/[.$C47]+1)/(LOG(1+[.G$5]))" office:value-type="float" office:value="18.5159325046259">
            <text:p>18.52</text:p>
          </table:table-cell>
          <table:table-cell table:formula="of:=LOG(100/[.$C47]+1)/(LOG(1+[.H$5]))" office:value-type="float" office:value="16.2778848882707">
            <text:p>16.28</text:p>
          </table:table-cell>
          <table:table-cell table:formula="of:=LOG(100/[.$C47]+1)/(LOG(1+[.I$5]))" office:value-type="float" office:value="14.5369744509205">
            <text:p>14.5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LOG(100/[.$C48]+1)/(LOG(1+[.D$5]))" office:value-type="float" office:value="31.4932525282376">
            <text:p>31.49</text:p>
          </table:table-cell>
          <table:table-cell table:formula="of:=LOG(100/[.$C48]+1)/(LOG(1+[.E$5]))" office:value-type="float" office:value="25.3163284998276">
            <text:p>25.32</text:p>
          </table:table-cell>
          <table:table-cell table:formula="of:=LOG(100/[.$C48]+1)/(LOG(1+[.F$5]))" office:value-type="float" office:value="21.1980602252888">
            <text:p>21.20</text:p>
          </table:table-cell>
          <table:table-cell table:formula="of:=LOG(100/[.$C48]+1)/(LOG(1+[.G$5]))" office:value-type="float" office:value="18.2561705197511">
            <text:p>18.26</text:p>
          </table:table-cell>
          <table:table-cell table:formula="of:=LOG(100/[.$C48]+1)/(LOG(1+[.H$5]))" office:value-type="float" office:value="16.0495207112527">
            <text:p>16.05</text:p>
          </table:table-cell>
          <table:table-cell table:formula="of:=LOG(100/[.$C48]+1)/(LOG(1+[.I$5]))" office:value-type="float" office:value="14.333033691442">
            <text:p>14.3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LOG(100/[.$C49]+1)/(LOG(1+[.D$5]))" office:value-type="float" office:value="31.0590333877184">
            <text:p>31.06</text:p>
          </table:table-cell>
          <table:table-cell table:formula="of:=LOG(100/[.$C49]+1)/(LOG(1+[.E$5]))" office:value-type="float" office:value="24.9672748607206">
            <text:p>24.97</text:p>
          </table:table-cell>
          <table:table-cell table:formula="of:=LOG(100/[.$C49]+1)/(LOG(1+[.F$5]))" office:value-type="float" office:value="20.905787984324">
            <text:p>20.91</text:p>
          </table:table-cell>
          <table:table-cell table:formula="of:=LOG(100/[.$C49]+1)/(LOG(1+[.G$5]))" office:value-type="float" office:value="18.0044601362284">
            <text:p>18.00</text:p>
          </table:table-cell>
          <table:table-cell table:formula="of:=LOG(100/[.$C49]+1)/(LOG(1+[.H$5]))" office:value-type="float" office:value="15.8282349268537">
            <text:p>15.83</text:p>
          </table:table-cell>
          <table:table-cell table:formula="of:=LOG(100/[.$C49]+1)/(LOG(1+[.I$5]))" office:value-type="float" office:value="14.1354142945585">
            <text:p>14.1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LOG(100/[.$C50]+1)/(LOG(1+[.D$5]))" office:value-type="float" office:value="30.6380077758941">
            <text:p>30.64</text:p>
          </table:table-cell>
          <table:table-cell table:formula="of:=LOG(100/[.$C50]+1)/(LOG(1+[.E$5]))" office:value-type="float" office:value="24.6288270396761">
            <text:p>24.63</text:p>
          </table:table-cell>
          <table:table-cell table:formula="of:=LOG(100/[.$C50]+1)/(LOG(1+[.F$5]))" office:value-type="float" office:value="20.6223962873934">
            <text:p>20.62</text:p>
          </table:table-cell>
          <table:table-cell table:formula="of:=LOG(100/[.$C50]+1)/(LOG(1+[.G$5]))" office:value-type="float" office:value="17.7603978452423">
            <text:p>17.76</text:p>
          </table:table-cell>
          <table:table-cell table:formula="of:=LOG(100/[.$C50]+1)/(LOG(1+[.H$5]))" office:value-type="float" office:value="15.613672798954">
            <text:p>15.61</text:p>
          </table:table-cell>
          <table:table-cell table:formula="of:=LOG(100/[.$C50]+1)/(LOG(1+[.I$5]))" office:value-type="float" office:value="13.9437994629743">
            <text:p>13.9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LOG(100/[.$C51]+1)/(LOG(1+[.D$5]))" office:value-type="float" office:value="30.2295284898089">
            <text:p>30.23</text:p>
          </table:table-cell>
          <table:table-cell table:formula="of:=LOG(100/[.$C51]+1)/(LOG(1+[.E$5]))" office:value-type="float" office:value="24.3004647727862">
            <text:p>24.30</text:p>
          </table:table-cell>
          <table:table-cell table:formula="of:=LOG(100/[.$C51]+1)/(LOG(1+[.F$5]))" office:value-type="float" office:value="20.347449503175">
            <text:p>20.35</text:p>
          </table:table-cell>
          <table:table-cell table:formula="of:=LOG(100/[.$C51]+1)/(LOG(1+[.G$5]))" office:value-type="float" office:value="17.5236084728562">
            <text:p>17.52</text:p>
          </table:table-cell>
          <table:table-cell table:formula="of:=LOG(100/[.$C51]+1)/(LOG(1+[.H$5]))" office:value-type="float" office:value="15.4055045014349">
            <text:p>15.41</text:p>
          </table:table-cell>
          <table:table-cell table:formula="of:=LOG(100/[.$C51]+1)/(LOG(1+[.I$5]))" office:value-type="float" office:value="13.7578946452846">
            <text:p>13.7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LOG(100/[.$C52]+1)/(LOG(1+[.D$5]))" office:value-type="float" office:value="29.832992788209">
            <text:p>29.83</text:p>
          </table:table-cell>
          <table:table-cell table:formula="of:=LOG(100/[.$C52]+1)/(LOG(1+[.E$5]))" office:value-type="float" office:value="23.9817035373561">
            <text:p>23.98</text:p>
          </table:table-cell>
          <table:table-cell table:formula="of:=LOG(100/[.$C52]+1)/(LOG(1+[.F$5]))" office:value-type="float" office:value="20.0805419274504">
            <text:p>20.08</text:p>
          </table:table-cell>
          <table:table-cell table:formula="of:=LOG(100/[.$C52]+1)/(LOG(1+[.G$5]))" office:value-type="float" office:value="17.2937426189217">
            <text:p>17.29</text:p>
          </table:table-cell>
          <table:table-cell table:formula="of:=LOG(100/[.$C52]+1)/(LOG(1+[.H$5]))" office:value-type="float" office:value="15.2034228666506">
            <text:p>15.20</text:p>
          </table:table-cell>
          <table:table-cell table:formula="of:=LOG(100/[.$C52]+1)/(LOG(1+[.I$5]))" office:value-type="float" office:value="13.5774255252471">
            <text:p>13.5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LOG(100/[.$C53]+1)/(LOG(1+[.D$5]))" office:value-type="float" office:value="29.4478384598831">
            <text:p>29.45</text:p>
          </table:table-cell>
          <table:table-cell table:formula="of:=LOG(100/[.$C53]+1)/(LOG(1+[.E$5]))" office:value-type="float" office:value="23.6720913913802">
            <text:p>23.67</text:p>
          </table:table-cell>
          <table:table-cell table:formula="of:=LOG(100/[.$C53]+1)/(LOG(1+[.F$5]))" office:value-type="float" office:value="19.8212951367113">
            <text:p>19.82</text:p>
          </table:table-cell>
          <table:table-cell table:formula="of:=LOG(100/[.$C53]+1)/(LOG(1+[.G$5]))" office:value-type="float" office:value="17.0704743779538">
            <text:p>17.07</text:p>
          </table:table-cell>
          <table:table-cell table:formula="of:=LOG(100/[.$C53]+1)/(LOG(1+[.H$5]))" office:value-type="float" office:value="15.0071413817849">
            <text:p>15.01</text:p>
          </table:table-cell>
          <table:table-cell table:formula="of:=LOG(100/[.$C53]+1)/(LOG(1+[.I$5]))" office:value-type="float" office:value="13.4021362324264">
            <text:p>13.4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LOG(100/[.$C54]+1)/(LOG(1+[.D$5]))" office:value-type="float" office:value="29.0735403156043">
            <text:p>29.07</text:p>
          </table:table-cell>
          <table:table-cell table:formula="of:=LOG(100/[.$C54]+1)/(LOG(1+[.E$5]))" office:value-type="float" office:value="23.3712061535363">
            <text:p>23.37</text:p>
          </table:table-cell>
          <table:table-cell table:formula="of:=LOG(100/[.$C54]+1)/(LOG(1+[.F$5]))" office:value-type="float" office:value="19.5693556268903">
            <text:p>19.57</text:p>
          </table:table-cell>
          <table:table-cell table:formula="of:=LOG(100/[.$C54]+1)/(LOG(1+[.G$5]))" office:value-type="float" office:value="16.8534993055616">
            <text:p>16.85</text:p>
          </table:table-cell>
          <table:table-cell table:formula="of:=LOG(100/[.$C54]+1)/(LOG(1+[.H$5]))" office:value-type="float" office:value="14.8163924010818">
            <text:p>14.82</text:p>
          </table:table-cell>
          <table:table-cell table:formula="of:=LOG(100/[.$C54]+1)/(LOG(1+[.I$5]))" office:value-type="float" office:value="13.2317877456265">
            <text:p>13.2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LOG(100/[.$C55]+1)/(LOG(1+[.D$5]))" office:value-type="float" office:value="28.7096070501211">
            <text:p>28.71</text:p>
          </table:table-cell>
          <table:table-cell table:formula="of:=LOG(100/[.$C55]+1)/(LOG(1+[.E$5]))" office:value-type="float" office:value="23.0786528806495">
            <text:p>23.08</text:p>
          </table:table-cell>
          <table:table-cell table:formula="of:=LOG(100/[.$C55]+1)/(LOG(1+[.F$5]))" office:value-type="float" office:value="19.3243927011721">
            <text:p>19.32</text:p>
          </table:table-cell>
          <table:table-cell table:formula="of:=LOG(100/[.$C55]+1)/(LOG(1+[.G$5]))" office:value-type="float" office:value="16.6425325993914">
            <text:p>16.64</text:p>
          </table:table-cell>
          <table:table-cell table:formula="of:=LOG(100/[.$C55]+1)/(LOG(1+[.H$5]))" office:value-type="float" office:value="14.6309255466612">
            <text:p>14.63</text:p>
          </table:table-cell>
          <table:table-cell table:formula="of:=LOG(100/[.$C55]+1)/(LOG(1+[.I$5]))" office:value-type="float" office:value="13.0661564647376">
            <text:p>13.0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LOG(100/[.$C56]+1)/(LOG(1+[.D$5]))" office:value-type="float" office:value="28.3555784283792">
            <text:p>28.36</text:p>
          </table:table-cell>
          <table:table-cell table:formula="of:=LOG(100/[.$C56]+1)/(LOG(1+[.E$5]))" office:value-type="float" office:value="22.7940616057939">
            <text:p>22.79</text:p>
          </table:table-cell>
          <table:table-cell table:formula="of:=LOG(100/[.$C56]+1)/(LOG(1+[.F$5]))" office:value-type="float" office:value="19.0860965760439">
            <text:p>19.09</text:p>
          </table:table-cell>
          <table:table-cell table:formula="of:=LOG(100/[.$C56]+1)/(LOG(1+[.G$5]))" office:value-type="float" office:value="16.4373074680208">
            <text:p>16.44</text:p>
          </table:table-cell>
          <table:table-cell table:formula="of:=LOG(100/[.$C56]+1)/(LOG(1+[.H$5]))" office:value-type="float" office:value="14.450506274567">
            <text:p>14.45</text:p>
          </table:table-cell>
          <table:table-cell table:formula="of:=LOG(100/[.$C56]+1)/(LOG(1+[.I$5]))" office:value-type="float" office:value="12.9050329301452">
            <text:p>12.9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LOG(100/[.$C57]+1)/(LOG(1+[.D$5]))" office:value-type="float" office:value="28.0110227566374">
            <text:p>28.01</text:p>
          </table:table-cell>
          <table:table-cell table:formula="of:=LOG(100/[.$C57]+1)/(LOG(1+[.E$5]))" office:value-type="float" office:value="22.517085305411">
            <text:p>22.52</text:p>
          </table:table-cell>
          <table:table-cell table:formula="of:=LOG(100/[.$C57]+1)/(LOG(1+[.F$5]))" office:value-type="float" office:value="18.8541766791073">
            <text:p>18.85</text:p>
          </table:table-cell>
          <table:table-cell table:formula="of:=LOG(100/[.$C57]+1)/(LOG(1+[.G$5]))" office:value-type="float" office:value="16.237573665003">
            <text:p>16.24</text:p>
          </table:table-cell>
          <table:table-cell table:formula="of:=LOG(100/[.$C57]+1)/(LOG(1+[.H$5]))" office:value-type="float" office:value="14.2749145860032">
            <text:p>14.27</text:p>
          </table:table-cell>
          <table:table-cell table:formula="of:=LOG(100/[.$C57]+1)/(LOG(1+[.I$5]))" office:value-type="float" office:value="12.748220671798">
            <text:p>12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LOG(100/[.$C58]+1)/(LOG(1+[.D$5]))" office:value-type="float" office:value="27.6755346045967">
            <text:p>27.68</text:p>
          </table:table-cell>
          <table:table-cell table:formula="of:=LOG(100/[.$C58]+1)/(LOG(1+[.E$5]))" office:value-type="float" office:value="22.2473980682085">
            <text:p>22.25</text:p>
          </table:table-cell>
          <table:table-cell table:formula="of:=LOG(100/[.$C58]+1)/(LOG(1+[.F$5]))" office:value-type="float" office:value="18.6283601158466">
            <text:p>18.63</text:p>
          </table:table-cell>
          <table:table-cell table:formula="of:=LOG(100/[.$C58]+1)/(LOG(1+[.G$5]))" office:value-type="float" office:value="16.043096168418">
            <text:p>16.04</text:p>
          </table:table-cell>
          <table:table-cell table:formula="of:=LOG(100/[.$C58]+1)/(LOG(1+[.H$5]))" office:value-type="float" office:value="14.1039438664902">
            <text:p>14.10</text:p>
          </table:table-cell>
          <table:table-cell table:formula="of:=LOG(100/[.$C58]+1)/(LOG(1+[.I$5]))" office:value-type="float" office:value="12.5955351725163">
            <text:p>12.6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LOG(100/[.$C59]+1)/(LOG(1+[.D$5]))" office:value-type="float" office:value="27.3487327492695">
            <text:p>27.35</text:p>
          </table:table-cell>
          <table:table-cell table:formula="of:=LOG(100/[.$C59]+1)/(LOG(1+[.E$5]))" office:value-type="float" office:value="21.9846934423081">
            <text:p>21.98</text:p>
          </table:table-cell>
          <table:table-cell table:formula="of:=LOG(100/[.$C59]+1)/(LOG(1+[.F$5]))" office:value-type="float" office:value="18.4083902856504">
            <text:p>18.41</text:p>
          </table:table-cell>
          <table:table-cell table:formula="of:=LOG(100/[.$C59]+1)/(LOG(1+[.G$5]))" office:value-type="float" office:value="15.8536539889646">
            <text:p>15.85</text:p>
          </table:table-cell>
          <table:table-cell table:formula="of:=LOG(100/[.$C59]+1)/(LOG(1+[.H$5]))" office:value-type="float" office:value="13.9373998380242">
            <text:p>13.94</text:p>
          </table:table-cell>
          <table:table-cell table:formula="of:=LOG(100/[.$C59]+1)/(LOG(1+[.I$5]))" office:value-type="float" office:value="12.4468029322171">
            <text:p>12.4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LOG(100/[.$C60]+1)/(LOG(1+[.D$5]))" office:value-type="float" office:value="27.0302583152193">
            <text:p>27.03</text:p>
          </table:table-cell>
          <table:table-cell table:formula="of:=LOG(100/[.$C60]+1)/(LOG(1+[.E$5]))" office:value-type="float" office:value="21.7286829402496">
            <text:p>21.73</text:p>
          </table:table-cell>
          <table:table-cell table:formula="of:=LOG(100/[.$C60]+1)/(LOG(1+[.F$5]))" office:value-type="float" office:value="18.19402563001">
            <text:p>18.19</text:p>
          </table:table-cell>
          <table:table-cell table:formula="of:=LOG(100/[.$C60]+1)/(LOG(1+[.G$5]))" office:value-type="float" office:value="15.669039091885">
            <text:p>15.67</text:p>
          </table:table-cell>
          <table:table-cell table:formula="of:=LOG(100/[.$C60]+1)/(LOG(1+[.H$5]))" office:value-type="float" office:value="13.7750996113102">
            <text:p>13.78</text:p>
          </table:table-cell>
          <table:table-cell table:formula="of:=LOG(100/[.$C60]+1)/(LOG(1+[.I$5]))" office:value-type="float" office:value="12.3018606215107">
            <text:p>12.3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LOG(100/[.$C61]+1)/(LOG(1+[.D$5]))" office:value-type="float" office:value="26.7197730891254">
            <text:p>26.72</text:p>
          </table:table-cell>
          <table:table-cell table:formula="of:=LOG(100/[.$C61]+1)/(LOG(1+[.E$5]))" office:value-type="float" office:value="21.4790946841275">
            <text:p>21.48</text:p>
          </table:table-cell>
          <table:table-cell table:formula="of:=LOG(100/[.$C61]+1)/(LOG(1+[.F$5]))" office:value-type="float" office:value="17.9850384980553">
            <text:p>17.99</text:p>
          </table:table-cell>
          <table:table-cell table:formula="of:=LOG(100/[.$C61]+1)/(LOG(1+[.G$5]))" office:value-type="float" office:value="15.4890554199429">
            <text:p>15.49</text:p>
          </table:table-cell>
          <table:table-cell table:formula="of:=LOG(100/[.$C61]+1)/(LOG(1+[.H$5]))" office:value-type="float" office:value="13.6168708268345">
            <text:p>13.62</text:p>
          </table:table-cell>
          <table:table-cell table:formula="of:=LOG(100/[.$C61]+1)/(LOG(1+[.I$5]))" office:value-type="float" office:value="12.1605543146341">
            <text:p>12.1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LOG(100/[.$C62]+1)/(LOG(1+[.D$5]))" office:value-type="float" office:value="26.416957989457">
            <text:p>26.42</text:p>
          </table:table-cell>
          <table:table-cell table:formula="of:=LOG(100/[.$C62]+1)/(LOG(1+[.E$5]))" office:value-type="float" office:value="21.2356721754158">
            <text:p>21.24</text:p>
          </table:table-cell>
          <table:table-cell table:formula="of:=LOG(100/[.$C62]+1)/(LOG(1+[.F$5]))" office:value-type="float" office:value="17.7812141164948">
            <text:p>17.78</text:p>
          </table:table-cell>
          <table:table-cell table:formula="of:=LOG(100/[.$C62]+1)/(LOG(1+[.G$5]))" office:value-type="float" office:value="15.3135180063161">
            <text:p>15.31</text:p>
          </table:table-cell>
          <table:table-cell table:formula="of:=LOG(100/[.$C62]+1)/(LOG(1+[.H$5]))" office:value-type="float" office:value="13.4625508749828">
            <text:p>13.46</text:p>
          </table:table-cell>
          <table:table-cell table:formula="of:=LOG(100/[.$C62]+1)/(LOG(1+[.I$5]))" office:value-type="float" office:value="12.022738792978">
            <text:p>12.0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LOG(100/[.$C63]+1)/(LOG(1+[.D$5]))" office:value-type="float" office:value="26.1215116744677">
            <text:p>26.12</text:p>
          </table:table-cell>
          <table:table-cell table:formula="of:=LOG(100/[.$C63]+1)/(LOG(1+[.E$5]))" office:value-type="float" office:value="20.9981731759833">
            <text:p>21.00</text:p>
          </table:table-cell>
          <table:table-cell table:formula="of:=LOG(100/[.$C63]+1)/(LOG(1+[.F$5]))" office:value-type="float" office:value="17.5823496526587">
            <text:p>17.58</text:p>
          </table:table-cell>
          <table:table-cell table:formula="of:=LOG(100/[.$C63]+1)/(LOG(1+[.G$5]))" office:value-type="float" office:value="15.1422521676721">
            <text:p>15.14</text:p>
          </table:table-cell>
          <table:table-cell table:formula="of:=LOG(100/[.$C63]+1)/(LOG(1+[.H$5]))" office:value-type="float" office:value="13.3119861866506">
            <text:p>13.31</text:p>
          </table:table-cell>
          <table:table-cell table:formula="of:=LOG(100/[.$C63]+1)/(LOG(1+[.I$5]))" office:value-type="float" office:value="11.8882769115653">
            <text:p>11.8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LOG(100/[.$C64]+1)/(LOG(1+[.D$5]))" office:value-type="float" office:value="25.8331492738038">
            <text:p>25.83</text:p>
          </table:table-cell>
          <table:table-cell table:formula="of:=LOG(100/[.$C64]+1)/(LOG(1+[.E$5]))" office:value-type="float" office:value="20.7663686884772">
            <text:p>20.77</text:p>
          </table:table-cell>
          <table:table-cell table:formula="of:=LOG(100/[.$C64]+1)/(LOG(1+[.F$5]))" office:value-type="float" office:value="17.3882533607466">
            <text:p>17.39</text:p>
          </table:table-cell>
          <table:table-cell table:formula="of:=LOG(100/[.$C64]+1)/(LOG(1+[.G$5]))" office:value-type="float" office:value="14.9750927688998">
            <text:p>14.98</text:p>
          </table:table-cell>
          <table:table-cell table:formula="of:=LOG(100/[.$C64]+1)/(LOG(1+[.H$5]))" office:value-type="float" office:value="13.165031586847">
            <text:p>13.17</text:p>
          </table:table-cell>
          <table:table-cell table:formula="of:=LOG(100/[.$C64]+1)/(LOG(1+[.I$5]))" office:value-type="float" office:value="11.757039021787">
            <text:p>11.7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LOG(100/[.$C65]+1)/(LOG(1+[.D$5]))" office:value-type="float" office:value="25.5516012308079">
            <text:p>25.55</text:p>
          </table:table-cell>
          <table:table-cell table:formula="of:=LOG(100/[.$C65]+1)/(LOG(1+[.E$5]))" office:value-type="float" office:value="20.540042025692">
            <text:p>20.54</text:p>
          </table:table-cell>
          <table:table-cell table:formula="of:=LOG(100/[.$C65]+1)/(LOG(1+[.F$5]))" office:value-type="float" office:value="17.1987438025837">
            <text:p>17.20</text:p>
          </table:table-cell>
          <table:table-cell table:formula="of:=LOG(100/[.$C65]+1)/(LOG(1+[.G$5]))" office:value-type="float" office:value="14.8118835520103">
            <text:p>14.81</text:p>
          </table:table-cell>
          <table:table-cell table:formula="of:=LOG(100/[.$C65]+1)/(LOG(1+[.H$5]))" office:value-type="float" office:value="13.0215497047129">
            <text:p>13.02</text:p>
          </table:table-cell>
          <table:table-cell table:formula="of:=LOG(100/[.$C65]+1)/(LOG(1+[.I$5]))" office:value-type="float" office:value="11.6289024445185">
            <text:p>11.6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LOG(100/[.$C66]+1)/(LOG(1+[.D$5]))" office:value-type="float" office:value="25.2766122441496">
            <text:p>25.28</text:p>
          </table:table-cell>
          <table:table-cell table:formula="of:=LOG(100/[.$C66]+1)/(LOG(1+[.E$5]))" office:value-type="float" office:value="20.3189879597827">
            <text:p>20.32</text:p>
          </table:table-cell>
          <table:table-cell table:formula="of:=LOG(100/[.$C66]+1)/(LOG(1+[.F$5]))" office:value-type="float" office:value="17.013649135234">
            <text:p>17.01</text:p>
          </table:table-cell>
          <table:table-cell table:formula="of:=LOG(100/[.$C66]+1)/(LOG(1+[.G$5]))" office:value-type="float" office:value="14.6524765226162">
            <text:p>14.65</text:p>
          </table:table-cell>
          <table:table-cell table:formula="of:=LOG(100/[.$C66]+1)/(LOG(1+[.H$5]))" office:value-type="float" office:value="12.881410434157">
            <text:p>12.88</text:p>
          </table:table-cell>
          <table:table-cell table:formula="of:=LOG(100/[.$C66]+1)/(LOG(1+[.I$5]))" office:value-type="float" office:value="11.5037509884403">
            <text:p>11.5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LOG(100/[.$C67]+1)/(LOG(1+[.D$5]))" office:value-type="float" office:value="25.0079402987517">
            <text:p>25.01</text:p>
          </table:table-cell>
          <table:table-cell table:formula="of:=LOG(100/[.$C67]+1)/(LOG(1+[.E$5]))" office:value-type="float" office:value="20.1030119432604">
            <text:p>20.10</text:p>
          </table:table-cell>
          <table:table-cell table:formula="of:=LOG(100/[.$C67]+1)/(LOG(1+[.F$5]))" office:value-type="float" office:value="16.8328064587184">
            <text:p>16.83</text:p>
          </table:table-cell>
          <table:table-cell table:formula="of:=LOG(100/[.$C67]+1)/(LOG(1+[.G$5]))" office:value-type="float" office:value="14.4967313881732">
            <text:p>14.50</text:p>
          </table:table-cell>
          <table:table-cell table:formula="of:=LOG(100/[.$C67]+1)/(LOG(1+[.H$5]))" office:value-type="float" office:value="12.7444904399986">
            <text:p>12.74</text:p>
          </table:table-cell>
          <table:table-cell table:formula="of:=LOG(100/[.$C67]+1)/(LOG(1+[.I$5]))" office:value-type="float" office:value="11.3814745089982">
            <text:p>11.3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formula="of:=LOG(100/[.$C68]+1)/(LOG(1+[.D$5]))" office:value-type="float" office:value="24.7453557771413">
            <text:p>24.75</text:p>
          </table:table-cell>
          <table:table-cell table:formula="of:=LOG(100/[.$C68]+1)/(LOG(1+[.E$5]))" office:value-type="float" office:value="19.8919293946383">
            <text:p>19.89</text:p>
          </table:table-cell>
          <table:table-cell table:formula="of:=LOG(100/[.$C68]+1)/(LOG(1+[.F$5]))" office:value-type="float" office:value="16.656061217866">
            <text:p>16.66</text:p>
          </table:table-cell>
          <table:table-cell table:formula="of:=LOG(100/[.$C68]+1)/(LOG(1+[.G$5]))" office:value-type="float" office:value="14.3445150428443">
            <text:p>14.34</text:p>
          </table:table-cell>
          <table:table-cell table:formula="of:=LOG(100/[.$C68]+1)/(LOG(1+[.H$5]))" office:value-type="float" office:value="12.6106727050961">
            <text:p>12.61</text:p>
          </table:table-cell>
          <table:table-cell table:formula="of:=LOG(100/[.$C68]+1)/(LOG(1+[.I$5]))" office:value-type="float" office:value="11.2619685039668">
            <text:p>11.2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formula="of:=LOG(100/[.$C69]+1)/(LOG(1+[.D$5]))" office:value-type="float" office:value="24.4886406433672">
            <text:p>24.49</text:p>
          </table:table-cell>
          <table:table-cell table:formula="of:=LOG(100/[.$C69]+1)/(LOG(1+[.E$5]))" office:value-type="float" office:value="19.6855650424116">
            <text:p>19.69</text:p>
          </table:table-cell>
          <table:table-cell table:formula="of:=LOG(100/[.$C69]+1)/(LOG(1+[.F$5]))" office:value-type="float" office:value="16.483266653011">
            <text:p>16.48</text:p>
          </table:table-cell>
          <table:table-cell table:formula="of:=LOG(100/[.$C69]+1)/(LOG(1+[.G$5]))" office:value-type="float" office:value="14.1957010944286">
            <text:p>14.20</text:p>
          </table:table-cell>
          <table:table-cell table:formula="of:=LOG(100/[.$C69]+1)/(LOG(1+[.H$5]))" office:value-type="float" office:value="12.4798461144572">
            <text:p>12.48</text:p>
          </table:table-cell>
          <table:table-cell table:formula="of:=LOG(100/[.$C69]+1)/(LOG(1+[.I$5]))" office:value-type="float" office:value="11.1451337420384">
            <text:p>11.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formula="of:=LOG(100/[.$C70]+1)/(LOG(1+[.D$5]))" office:value-type="float" office:value="24.2375876925047">
            <text:p>24.24</text:p>
          </table:table-cell>
          <table:table-cell table:formula="of:=LOG(100/[.$C70]+1)/(LOG(1+[.E$5]))" office:value-type="float" office:value="19.4837523217601">
            <text:p>19.48</text:p>
          </table:table-cell>
          <table:table-cell table:formula="of:=LOG(100/[.$C70]+1)/(LOG(1+[.F$5]))" office:value-type="float" office:value="16.3142832948346">
            <text:p>16.31</text:p>
          </table:table-cell>
          <table:table-cell table:formula="of:=LOG(100/[.$C70]+1)/(LOG(1+[.G$5]))" office:value-type="float" office:value="14.0501694293101">
            <text:p>14.05</text:p>
          </table:table-cell>
          <table:table-cell table:formula="of:=LOG(100/[.$C70]+1)/(LOG(1+[.H$5]))" office:value-type="float" office:value="12.3519050727729">
            <text:p>12.35</text:p>
          </table:table-cell>
          <table:table-cell table:formula="of:=LOG(100/[.$C70]+1)/(LOG(1+[.I$5]))" office:value-type="float" office:value="11.0308759212617">
            <text:p>11.0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formula="of:=LOG(100/[.$C71]+1)/(LOG(1+[.D$5]))" office:value-type="float" office:value="23.9919998595385">
            <text:p>23.99</text:p>
          </table:table-cell>
          <table:table-cell table:formula="of:=LOG(100/[.$C71]+1)/(LOG(1+[.E$5]))" office:value-type="float" office:value="19.2863328189838">
            <text:p>19.29</text:p>
          </table:table-cell>
          <table:table-cell table:formula="of:=LOG(100/[.$C71]+1)/(LOG(1+[.F$5]))" office:value-type="float" office:value="16.1489784991756">
            <text:p>16.15</text:p>
          </table:table-cell>
          <table:table-cell table:formula="of:=LOG(100/[.$C71]+1)/(LOG(1+[.G$5]))" office:value-type="float" office:value="13.9078058118277">
            <text:p>13.91</text:p>
          </table:table-cell>
          <table:table-cell table:formula="of:=LOG(100/[.$C71]+1)/(LOG(1+[.H$5]))" office:value-type="float" office:value="12.2267491522122">
            <text:p>12.23</text:p>
          </table:table-cell>
          <table:table-cell table:formula="of:=LOG(100/[.$C71]+1)/(LOG(1+[.I$5]))" office:value-type="float" office:value="10.9191053545044">
            <text:p>10.9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formula="of:=LOG(100/[.$C72]+1)/(LOG(1+[.D$5]))" office:value-type="float" office:value="23.7516895820903">
            <text:p>23.75</text:p>
          </table:table-cell>
          <table:table-cell table:formula="of:=LOG(100/[.$C72]+1)/(LOG(1+[.E$5]))" office:value-type="float" office:value="19.0931557592213">
            <text:p>19.09</text:p>
          </table:table-cell>
          <table:table-cell table:formula="of:=LOG(100/[.$C72]+1)/(LOG(1+[.F$5]))" office:value-type="float" office:value="15.9872260180835">
            <text:p>15.99</text:p>
          </table:table-cell>
          <table:table-cell table:formula="of:=LOG(100/[.$C72]+1)/(LOG(1+[.G$5]))" office:value-type="float" office:value="13.7685015148577">
            <text:p>13.77</text:p>
          </table:table-cell>
          <table:table-cell table:formula="of:=LOG(100/[.$C72]+1)/(LOG(1+[.H$5]))" office:value-type="float" office:value="12.1042827676565">
            <text:p>12.10</text:p>
          </table:table-cell>
          <table:table-cell table:formula="of:=LOG(100/[.$C72]+1)/(LOG(1+[.I$5]))" office:value-type="float" office:value="10.8097366794214">
            <text:p>10.8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formula="of:=LOG(100/[.$C73]+1)/(LOG(1+[.D$5]))" office:value-type="float" office:value="23.5164782120478">
            <text:p>23.52</text:p>
          </table:table-cell>
          <table:table-cell table:formula="of:=LOG(100/[.$C73]+1)/(LOG(1+[.E$5]))" office:value-type="float" office:value="18.9040775334791">
            <text:p>18.90</text:p>
          </table:table-cell>
          <table:table-cell table:formula="of:=LOG(100/[.$C73]+1)/(LOG(1+[.F$5]))" office:value-type="float" office:value="15.8289056037864">
            <text:p>15.83</text:p>
          </table:table-cell>
          <table:table-cell table:formula="of:=LOG(100/[.$C73]+1)/(LOG(1+[.G$5]))" office:value-type="float" office:value="13.6321529787441">
            <text:p>13.63</text:p>
          </table:table-cell>
          <table:table-cell table:formula="of:=LOG(100/[.$C73]+1)/(LOG(1+[.H$5]))" office:value-type="float" office:value="11.9844148768557">
            <text:p>11.98</text:p>
          </table:table-cell>
          <table:table-cell table:formula="of:=LOG(100/[.$C73]+1)/(LOG(1+[.I$5]))" office:value-type="float" office:value="10.7026885906791">
            <text:p>10.7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table:formula="of:=LOG(100/[.$C74]+1)/(LOG(1+[.D$5]))" office:value-type="float" office:value="23.2861954716746">
            <text:p>23.29</text:p>
          </table:table-cell>
          <table:table-cell table:formula="of:=LOG(100/[.$C74]+1)/(LOG(1+[.E$5]))" office:value-type="float" office:value="18.7189612614173">
            <text:p>18.72</text:p>
          </table:table-cell>
          <table:table-cell table:formula="of:=LOG(100/[.$C74]+1)/(LOG(1+[.F$5]))" office:value-type="float" office:value="15.6739026425998">
            <text:p>15.67</text:p>
          </table:table-cell>
          <table:table-cell table:formula="of:=LOG(100/[.$C74]+1)/(LOG(1+[.G$5]))" office:value-type="float" office:value="13.4986614960134">
            <text:p>13.50</text:p>
          </table:table-cell>
          <table:table-cell table:formula="of:=LOG(100/[.$C74]+1)/(LOG(1+[.H$5]))" office:value-type="float" office:value="11.8670587032515">
            <text:p>11.87</text:p>
          </table:table-cell>
          <table:table-cell table:formula="of:=LOG(100/[.$C74]+1)/(LOG(1+[.I$5]))" office:value-type="float" office:value="10.5978835924221">
            <text:p>10.6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formula="of:=LOG(100/[.$C75]+1)/(LOG(1+[.D$5]))" office:value-type="float" office:value="23.0606789502368">
            <text:p>23.06</text:p>
          </table:table-cell>
          <table:table-cell table:formula="of:=LOG(100/[.$C75]+1)/(LOG(1+[.E$5]))" office:value-type="float" office:value="18.5376763867052">
            <text:p>18.54</text:p>
          </table:table-cell>
          <table:table-cell table:formula="of:=LOG(100/[.$C75]+1)/(LOG(1+[.F$5]))" office:value-type="float" office:value="15.5221078161064">
            <text:p>15.52</text:p>
          </table:table-cell>
          <table:table-cell table:formula="of:=LOG(100/[.$C75]+1)/(LOG(1+[.G$5]))" office:value-type="float" office:value="13.3679329195763">
            <text:p>13.37</text:p>
          </table:table-cell>
          <table:table-cell table:formula="of:=LOG(100/[.$C75]+1)/(LOG(1+[.H$5]))" office:value-type="float" office:value="11.7521314794501">
            <text:p>11.75</text:p>
          </table:table-cell>
          <table:table-cell table:formula="of:=LOG(100/[.$C75]+1)/(LOG(1+[.I$5]))" office:value-type="float" office:value="10.495247769182">
            <text:p>10.5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formula="of:=LOG(100/[.$C76]+1)/(LOG(1+[.D$5]))" office:value-type="float" office:value="22.8397736375905">
            <text:p>22.84</text:p>
          </table:table-cell>
          <table:table-cell table:formula="of:=LOG(100/[.$C76]+1)/(LOG(1+[.E$5]))" office:value-type="float" office:value="18.3600983020886">
            <text:p>18.36</text:p>
          </table:table-cell>
          <table:table-cell table:formula="of:=LOG(100/[.$C76]+1)/(LOG(1+[.F$5]))" office:value-type="float" office:value="15.3734167872149">
            <text:p>15.37</text:p>
          </table:table-cell>
          <table:table-cell table:formula="of:=LOG(100/[.$C76]+1)/(LOG(1+[.G$5]))" office:value-type="float" office:value="13.2398773923559">
            <text:p>13.24</text:p>
          </table:table-cell>
          <table:table-cell table:formula="of:=LOG(100/[.$C76]+1)/(LOG(1+[.H$5]))" office:value-type="float" office:value="11.6395542095297">
            <text:p>11.64</text:p>
          </table:table-cell>
          <table:table-cell table:formula="of:=LOG(100/[.$C76]+1)/(LOG(1+[.I$5]))" office:value-type="float" office:value="10.3947105736053">
            <text:p>10.3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formula="of:=LOG(100/[.$C77]+1)/(LOG(1+[.D$5]))" office:value-type="float" office:value="22.6233314915302">
            <text:p>22.62</text:p>
          </table:table-cell>
          <table:table-cell table:formula="of:=LOG(100/[.$C77]+1)/(LOG(1+[.E$5]))" office:value-type="float" office:value="18.1861080015962">
            <text:p>18.19</text:p>
          </table:table-cell>
          <table:table-cell table:formula="of:=LOG(100/[.$C77]+1)/(LOG(1+[.F$5]))" office:value-type="float" office:value="15.2277299089427">
            <text:p>15.23</text:p>
          </table:table-cell>
          <table:table-cell table:formula="of:=LOG(100/[.$C77]+1)/(LOG(1+[.G$5]))" office:value-type="float" office:value="13.1144090964854">
            <text:p>13.11</text:p>
          </table:table-cell>
          <table:table-cell table:formula="of:=LOG(100/[.$C77]+1)/(LOG(1+[.H$5]))" office:value-type="float" office:value="11.5292514485536">
            <text:p>11.53</text:p>
          </table:table-cell>
          <table:table-cell table:formula="of:=LOG(100/[.$C77]+1)/(LOG(1+[.I$5]))" office:value-type="float" office:value="10.296204629548">
            <text:p>10.3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formula="of:=LOG(100/[.$C78]+1)/(LOG(1+[.D$5]))" office:value-type="float" office:value="22.4112110360188">
            <text:p>22.41</text:p>
          </table:table-cell>
          <table:table-cell table:formula="of:=LOG(100/[.$C78]+1)/(LOG(1+[.E$5]))" office:value-type="float" office:value="18.0155917575708">
            <text:p>18.02</text:p>
          </table:table-cell>
          <table:table-cell table:formula="of:=LOG(100/[.$C78]+1)/(LOG(1+[.F$5]))" office:value-type="float" office:value="15.084951953985">
            <text:p>15.08</text:p>
          </table:table-cell>
          <table:table-cell table:formula="of:=LOG(100/[.$C78]+1)/(LOG(1+[.G$5]))" office:value-type="float" office:value="12.9914460204083">
            <text:p>12.99</text:p>
          </table:table-cell>
          <table:table-cell table:formula="of:=LOG(100/[.$C78]+1)/(LOG(1+[.H$5]))" office:value-type="float" office:value="11.4211510978211">
            <text:p>11.42</text:p>
          </table:table-cell>
          <table:table-cell table:formula="of:=LOG(100/[.$C78]+1)/(LOG(1+[.I$5]))" office:value-type="float" office:value="10.1996655492239">
            <text:p>10.2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table:formula="of:=LOG(100/[.$C79]+1)/(LOG(1+[.D$5]))" office:value-type="float" office:value="22.2032769876991">
            <text:p>22.20</text:p>
          </table:table-cell>
          <table:table-cell table:formula="of:=LOG(100/[.$C79]+1)/(LOG(1+[.E$5]))" office:value-type="float" office:value="17.8484408204346">
            <text:p>17.85</text:p>
          </table:table-cell>
          <table:table-cell table:formula="of:=LOG(100/[.$C79]+1)/(LOG(1+[.F$5]))" office:value-type="float" office:value="14.9449918633207">
            <text:p>14.94</text:p>
          </table:table-cell>
          <table:table-cell table:formula="of:=LOG(100/[.$C79]+1)/(LOG(1+[.G$5]))" office:value-type="float" office:value="12.8709097423728">
            <text:p>12.87</text:p>
          </table:table-cell>
          <table:table-cell table:formula="of:=LOG(100/[.$C79]+1)/(LOG(1+[.H$5]))" office:value-type="float" office:value="11.3151842145311">
            <text:p>11.32</text:p>
          </table:table-cell>
          <table:table-cell table:formula="of:=LOG(100/[.$C79]+1)/(LOG(1+[.I$5]))" office:value-type="float" office:value="10.1050317632251">
            <text:p>10.1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table:formula="of:=LOG(100/[.$C80]+1)/(LOG(1+[.D$5]))" office:value-type="float" office:value="21.9993999083416">
            <text:p>22.00</text:p>
          </table:table-cell>
          <table:table-cell table:formula="of:=LOG(100/[.$C80]+1)/(LOG(1+[.E$5]))" office:value-type="float" office:value="17.6845511393046">
            <text:p>17.68</text:p>
          </table:table-cell>
          <table:table-cell table:formula="of:=LOG(100/[.$C80]+1)/(LOG(1+[.F$5]))" office:value-type="float" office:value="14.8077625122747">
            <text:p>14.81</text:p>
          </table:table-cell>
          <table:table-cell table:formula="of:=LOG(100/[.$C80]+1)/(LOG(1+[.G$5]))" office:value-type="float" office:value="12.7527252289605">
            <text:p>12.75</text:p>
          </table:table-cell>
          <table:table-cell table:formula="of:=LOG(100/[.$C80]+1)/(LOG(1+[.H$5]))" office:value-type="float" office:value="11.2112848346635">
            <text:p>11.21</text:p>
          </table:table-cell>
          <table:table-cell table:formula="of:=LOG(100/[.$C80]+1)/(LOG(1+[.I$5]))" office:value-type="float" office:value="10.0122443623454">
            <text:p>10.0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formula="of:=LOG(100/[.$C81]+1)/(LOG(1+[.D$5]))" office:value-type="float" office:value="21.7994558811032">
            <text:p>21.80</text:p>
          </table:table-cell>
          <table:table-cell table:formula="of:=LOG(100/[.$C81]+1)/(LOG(1+[.E$5]))" office:value-type="float" office:value="17.5238231017478">
            <text:p>17.52</text:p>
          </table:table-cell>
          <table:table-cell table:formula="of:=LOG(100/[.$C81]+1)/(LOG(1+[.F$5]))" office:value-type="float" office:value="14.6731804926092">
            <text:p>14.67</text:p>
          </table:table-cell>
          <table:table-cell table:formula="of:=LOG(100/[.$C81]+1)/(LOG(1+[.G$5]))" office:value-type="float" office:value="12.6368206474189">
            <text:p>12.64</text:p>
          </table:table-cell>
          <table:table-cell table:formula="of:=LOG(100/[.$C81]+1)/(LOG(1+[.H$5]))" office:value-type="float" office:value="11.1093898079946">
            <text:p>11.11</text:p>
          </table:table-cell>
          <table:table-cell table:formula="of:=LOG(100/[.$C81]+1)/(LOG(1+[.I$5]))" office:value-type="float" office:value="9.92124695024126">
            <text:p>9.9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formula="of:=LOG(100/[.$C82]+1)/(LOG(1+[.D$5]))" office:value-type="float" office:value="21.6033262086749">
            <text:p>21.60</text:p>
          </table:table-cell>
          <table:table-cell table:formula="of:=LOG(100/[.$C82]+1)/(LOG(1+[.E$5]))" office:value-type="float" office:value="17.3661612911328">
            <text:p>17.37</text:p>
          </table:table-cell>
          <table:table-cell table:formula="of:=LOG(100/[.$C82]+1)/(LOG(1+[.F$5]))" office:value-type="float" office:value="14.5411659093466">
            <text:p>14.54</text:p>
          </table:table-cell>
          <table:table-cell table:formula="of:=LOG(100/[.$C82]+1)/(LOG(1+[.G$5]))" office:value-type="float" office:value="12.5231271906817">
            <text:p>12.52</text:p>
          </table:table-cell>
          <table:table-cell table:formula="of:=LOG(100/[.$C82]+1)/(LOG(1+[.H$5]))" office:value-type="float" office:value="11.0094386442682">
            <text:p>11.01</text:p>
          </table:table-cell>
          <table:table-cell table:formula="of:=LOG(100/[.$C82]+1)/(LOG(1+[.I$5]))" office:value-type="float" office:value="9.8319855060546">
            <text:p>9.8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table:formula="of:=LOG(100/[.$C83]+1)/(LOG(1+[.D$5]))" office:value-type="float" office:value="21.4108971315725">
            <text:p>21.41</text:p>
          </table:table-cell>
          <table:table-cell table:formula="of:=LOG(100/[.$C83]+1)/(LOG(1+[.E$5]))" office:value-type="float" office:value="17.2114742601735">
            <text:p>17.21</text:p>
          </table:table-cell>
          <table:table-cell table:formula="of:=LOG(100/[.$C83]+1)/(LOG(1+[.F$5]))" office:value-type="float" office:value="14.4116421911515">
            <text:p>14.41</text:p>
          </table:table-cell>
          <table:table-cell table:formula="of:=LOG(100/[.$C83]+1)/(LOG(1+[.G$5]))" office:value-type="float" office:value="12.4115789140662">
            <text:p>12.41</text:p>
          </table:table-cell>
          <table:table-cell table:formula="of:=LOG(100/[.$C83]+1)/(LOG(1+[.H$5]))" office:value-type="float" office:value="10.9113733696309">
            <text:p>10.91</text:p>
          </table:table-cell>
          <table:table-cell table:formula="of:=LOG(100/[.$C83]+1)/(LOG(1+[.I$5]))" office:value-type="float" office:value="9.74440825620248">
            <text:p>9.7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table:formula="of:=LOG(100/[.$C84]+1)/(LOG(1+[.D$5]))" office:value-type="float" office:value="21.2220595649855">
            <text:p>21.22</text:p>
          </table:table-cell>
          <table:table-cell table:formula="of:=LOG(100/[.$C84]+1)/(LOG(1+[.E$5]))" office:value-type="float" office:value="17.0596743193913">
            <text:p>17.06</text:p>
          </table:table-cell>
          <table:table-cell table:formula="of:=LOG(100/[.$C84]+1)/(LOG(1+[.F$5]))" office:value-type="float" office:value="14.2845359132045">
            <text:p>14.28</text:p>
          </table:table-cell>
          <table:table-cell table:formula="of:=LOG(100/[.$C84]+1)/(LOG(1+[.G$5]))" office:value-type="float" office:value="12.3021125827288">
            <text:p>12.30</text:p>
          </table:table-cell>
          <table:table-cell table:formula="of:=LOG(100/[.$C84]+1)/(LOG(1+[.H$5]))" office:value-type="float" office:value="10.8151383925264">
            <text:p>10.82</text:p>
          </table:table-cell>
          <table:table-cell table:formula="of:=LOG(100/[.$C84]+1)/(LOG(1+[.I$5]))" office:value-type="float" office:value="9.65846555461344">
            <text:p>9.6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formula="of:=LOG(100/[.$C85]+1)/(LOG(1+[.D$5]))" office:value-type="float" office:value="21.0367088527421">
            <text:p>21.04</text:p>
          </table:table-cell>
          <table:table-cell table:formula="of:=LOG(100/[.$C85]+1)/(LOG(1+[.E$5]))" office:value-type="float" office:value="16.9106773393359">
            <text:p>16.91</text:p>
          </table:table-cell>
          <table:table-cell table:formula="of:=LOG(100/[.$C85]+1)/(LOG(1+[.F$5]))" office:value-type="float" office:value="14.1597766315961">
            <text:p>14.16</text:p>
          </table:table-cell>
          <table:table-cell table:formula="of:=LOG(100/[.$C85]+1)/(LOG(1+[.G$5]))" office:value-type="float" office:value="12.1946675290419">
            <text:p>12.19</text:p>
          </table:table-cell>
          <table:table-cell table:formula="of:=LOG(100/[.$C85]+1)/(LOG(1+[.H$5]))" office:value-type="float" office:value="10.7206803783112">
            <text:p>10.72</text:p>
          </table:table-cell>
          <table:table-cell table:formula="of:=LOG(100/[.$C85]+1)/(LOG(1+[.I$5]))" office:value-type="float" office:value="9.57410977075357">
            <text:p>9.5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table:formula="of:=LOG(100/[.$C86]+1)/(LOG(1+[.D$5]))" office:value-type="float" office:value="20.8547445370789">
            <text:p>20.85</text:p>
          </table:table-cell>
          <table:table-cell table:formula="of:=LOG(100/[.$C86]+1)/(LOG(1+[.E$5]))" office:value-type="float" office:value="16.7644025655111">
            <text:p>16.76</text:p>
          </table:table-cell>
          <table:table-cell table:formula="of:=LOG(100/[.$C86]+1)/(LOG(1+[.F$5]))" office:value-type="float" office:value="14.0372967283589">
            <text:p>14.04</text:p>
          </table:table-cell>
          <table:table-cell table:formula="of:=LOG(100/[.$C86]+1)/(LOG(1+[.G$5]))" office:value-type="float" office:value="12.0891855191327">
            <text:p>12.09</text:p>
          </table:table-cell>
          <table:table-cell table:formula="of:=LOG(100/[.$C86]+1)/(LOG(1+[.H$5]))" office:value-type="float" office:value="10.6279481319252">
            <text:p>10.63</text:p>
          </table:table-cell>
          <table:table-cell table:formula="of:=LOG(100/[.$C86]+1)/(LOG(1+[.I$5]))" office:value-type="float" office:value="9.49129518484497">
            <text:p>9.4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formula="of:=LOG(100/[.$C87]+1)/(LOG(1+[.D$5]))" office:value-type="float" office:value="20.6760701430153">
            <text:p>20.68</text:p>
          </table:table-cell>
          <table:table-cell table:formula="of:=LOG(100/[.$C87]+1)/(LOG(1+[.E$5]))" office:value-type="float" office:value="16.6207724450411">
            <text:p>16.62</text:p>
          </table:table-cell>
          <table:table-cell table:formula="of:=LOG(100/[.$C87]+1)/(LOG(1+[.F$5]))" office:value-type="float" office:value="13.9170312663308">
            <text:p>13.92</text:p>
          </table:table-cell>
          <table:table-cell table:formula="of:=LOG(100/[.$C87]+1)/(LOG(1+[.G$5]))" office:value-type="float" office:value="11.9856106278885">
            <text:p>11.99</text:p>
          </table:table-cell>
          <table:table-cell table:formula="of:=LOG(100/[.$C87]+1)/(LOG(1+[.H$5]))" office:value-type="float" office:value="10.5368924880052">
            <text:p>10.54</text:p>
          </table:table-cell>
          <table:table-cell table:formula="of:=LOG(100/[.$C87]+1)/(LOG(1+[.I$5]))" office:value-type="float" office:value="9.40997788973183">
            <text:p>9.4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table:formula="of:=LOG(100/[.$C88]+1)/(LOG(1+[.D$5]))" office:value-type="float" office:value="20.5005929762427">
            <text:p>20.50</text:p>
          </table:table-cell>
          <table:table-cell table:formula="of:=LOG(100/[.$C88]+1)/(LOG(1+[.E$5]))" office:value-type="float" office:value="16.4797124642007">
            <text:p>16.48</text:p>
          </table:table-cell>
          <table:table-cell table:formula="of:=LOG(100/[.$C88]+1)/(LOG(1+[.F$5]))" office:value-type="float" office:value="13.798917853114">
            <text:p>13.80</text:p>
          </table:table-cell>
          <table:table-cell table:formula="of:=LOG(100/[.$C88]+1)/(LOG(1+[.G$5]))" office:value-type="float" office:value="11.883889121796">
            <text:p>11.88</text:p>
          </table:table-cell>
          <table:table-cell table:formula="of:=LOG(100/[.$C88]+1)/(LOG(1+[.H$5]))" office:value-type="float" office:value="10.4474662078855">
            <text:p>10.45</text:p>
          </table:table-cell>
          <table:table-cell table:formula="of:=LOG(100/[.$C88]+1)/(LOG(1+[.I$5]))" office:value-type="float" office:value="9.33011569889662">
            <text:p>9.3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table:formula="of:=LOG(100/[.$C89]+1)/(LOG(1+[.D$5]))" office:value-type="float" office:value="20.3282239335273">
            <text:p>20.33</text:p>
          </table:table-cell>
          <table:table-cell table:formula="of:=LOG(100/[.$C89]+1)/(LOG(1+[.E$5]))" office:value-type="float" office:value="16.3411509960046">
            <text:p>16.34</text:p>
          </table:table-cell>
          <table:table-cell table:formula="of:=LOG(100/[.$C89]+1)/(LOG(1+[.F$5]))" office:value-type="float" office:value="13.6828965134578">
            <text:p>13.68</text:p>
          </table:table-cell>
          <table:table-cell table:formula="of:=LOG(100/[.$C89]+1)/(LOG(1+[.G$5]))" office:value-type="float" office:value="11.7839693490346">
            <text:p>11.78</text:p>
          </table:table-cell>
          <table:table-cell table:formula="of:=LOG(100/[.$C89]+1)/(LOG(1+[.H$5]))" office:value-type="float" office:value="10.3596238829761">
            <text:p>10.36</text:p>
          </table:table-cell>
          <table:table-cell table:formula="of:=LOG(100/[.$C89]+1)/(LOG(1+[.I$5]))" office:value-type="float" office:value="9.25166806017192">
            <text:p>9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table:formula="of:=LOG(100/[.$C90]+1)/(LOG(1+[.D$5]))" office:value-type="float" office:value="20.1588773247147">
            <text:p>20.16</text:p>
          </table:table-cell>
          <table:table-cell table:formula="of:=LOG(100/[.$C90]+1)/(LOG(1+[.E$5]))" office:value-type="float" office:value="16.205019157123">
            <text:p>16.21</text:p>
          </table:table-cell>
          <table:table-cell table:formula="of:=LOG(100/[.$C90]+1)/(LOG(1+[.F$5]))" office:value-type="float" office:value="13.5689095694501">
            <text:p>13.57</text:p>
          </table:table-cell>
          <table:table-cell table:formula="of:=LOG(100/[.$C90]+1)/(LOG(1+[.G$5]))" office:value-type="float" office:value="11.6858016362951">
            <text:p>11.69</text:p>
          </table:table-cell>
          <table:table-cell table:formula="of:=LOG(100/[.$C90]+1)/(LOG(1+[.H$5]))" office:value-type="float" office:value="10.2733218440527">
            <text:p>10.27</text:p>
          </table:table-cell>
          <table:table-cell table:formula="of:=LOG(100/[.$C90]+1)/(LOG(1+[.I$5]))" office:value-type="float" office:value="9.17459597473184">
            <text:p>9.1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table:formula="of:=LOG(100/[.$C91]+1)/(LOG(1+[.D$5]))" office:value-type="float" office:value="19.9924707054969">
            <text:p>19.99</text:p>
          </table:table-cell>
          <table:table-cell table:formula="of:=LOG(100/[.$C91]+1)/(LOG(1+[.E$5]))" office:value-type="float" office:value="16.071250673449">
            <text:p>16.07</text:p>
          </table:table-cell>
          <table:table-cell table:formula="of:=LOG(100/[.$C91]+1)/(LOG(1+[.F$5]))" office:value-type="float" office:value="13.4569015279528">
            <text:p>13.46</text:p>
          </table:table-cell>
          <table:table-cell table:formula="of:=LOG(100/[.$C91]+1)/(LOG(1+[.G$5]))" office:value-type="float" office:value="11.5893381918372">
            <text:p>11.59</text:p>
          </table:table-cell>
          <table:table-cell table:formula="of:=LOG(100/[.$C91]+1)/(LOG(1+[.H$5]))" office:value-type="float" office:value="10.1885180760318">
            <text:p>10.19</text:p>
          </table:table-cell>
          <table:table-cell table:formula="of:=LOG(100/[.$C91]+1)/(LOG(1+[.I$5]))" office:value-type="float" office:value="9.09886192098208">
            <text:p>9.1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table:formula="of:=LOG(100/[.$C92]+1)/(LOG(1+[.D$5]))" office:value-type="float" office:value="19.8289247201754">
            <text:p>19.83</text:p>
          </table:table-cell>
          <table:table-cell table:formula="of:=LOG(100/[.$C92]+1)/(LOG(1+[.E$5]))" office:value-type="float" office:value="15.9397817537014">
            <text:p>15.94</text:p>
          </table:table-cell>
          <table:table-cell table:formula="of:=LOG(100/[.$C92]+1)/(LOG(1+[.F$5]))" office:value-type="float" office:value="13.3468189747665">
            <text:p>13.35</text:p>
          </table:table-cell>
          <table:table-cell table:formula="of:=LOG(100/[.$C92]+1)/(LOG(1+[.G$5]))" office:value-type="float" office:value="11.4945330143418">
            <text:p>11.49</text:p>
          </table:table-cell>
          <table:table-cell table:formula="of:=LOG(100/[.$C92]+1)/(LOG(1+[.H$5]))" office:value-type="float" office:value="10.1051721378406">
            <text:p>10.11</text:p>
          </table:table-cell>
          <table:table-cell table:formula="of:=LOG(100/[.$C92]+1)/(LOG(1+[.I$5]))" office:value-type="float" office:value="9.02442978299916">
            <text:p>9.0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table:formula="of:=LOG(100/[.$C93]+1)/(LOG(1+[.D$5]))" office:value-type="float" office:value="19.6681629537161">
            <text:p>19.67</text:p>
          </table:table-cell>
          <table:table-cell table:formula="of:=LOG(100/[.$C93]+1)/(LOG(1+[.E$5]))" office:value-type="float" office:value="15.8105509704964">
            <text:p>15.81</text:p>
          </table:table-cell>
          <table:table-cell table:formula="of:=LOG(100/[.$C93]+1)/(LOG(1+[.F$5]))" office:value-type="float" office:value="13.2386104750483">
            <text:p>13.24</text:p>
          </table:table-cell>
          <table:table-cell table:formula="of:=LOG(100/[.$C93]+1)/(LOG(1+[.G$5]))" office:value-type="float" office:value="11.4013418071489">
            <text:p>11.40</text:p>
          </table:table-cell>
          <table:table-cell table:formula="of:=LOG(100/[.$C93]+1)/(LOG(1+[.H$5]))" office:value-type="float" office:value="10.0232450870207">
            <text:p>10.02</text:p>
          </table:table-cell>
          <table:table-cell table:formula="of:=LOG(100/[.$C93]+1)/(LOG(1+[.I$5]))" office:value-type="float" office:value="8.95126478319831">
            <text:p>8.9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table:formula="of:=LOG(100/[.$C94]+1)/(LOG(1+[.D$5]))" office:value-type="float" office:value="19.5101117924467">
            <text:p>19.51</text:p>
          </table:table-cell>
          <table:table-cell table:formula="of:=LOG(100/[.$C94]+1)/(LOG(1+[.E$5]))" office:value-type="float" office:value="15.6834991483676">
            <text:p>15.68</text:p>
          </table:table-cell>
          <table:table-cell table:formula="of:=LOG(100/[.$C94]+1)/(LOG(1+[.F$5]))" office:value-type="float" office:value="13.1322264795476">
            <text:p>13.13</text:p>
          </table:table-cell>
          <table:table-cell table:formula="of:=LOG(100/[.$C94]+1)/(LOG(1+[.G$5]))" office:value-type="float" office:value="11.3097218975066">
            <text:p>11.31</text:p>
          </table:table-cell>
          <table:table-cell table:formula="of:=LOG(100/[.$C94]+1)/(LOG(1+[.H$5]))" office:value-type="float" office:value="9.94269940873746">
            <text:p>9.94</text:p>
          </table:table-cell>
          <table:table-cell table:formula="of:=LOG(100/[.$C94]+1)/(LOG(1+[.I$5]))" office:value-type="float" office:value="8.87933341893497">
            <text:p>8.8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table:formula="of:=LOG(100/[.$C95]+1)/(LOG(1+[.D$5]))" office:value-type="float" office:value="19.3547002928027">
            <text:p>19.35</text:p>
          </table:table-cell>
          <table:table-cell table:formula="of:=LOG(100/[.$C95]+1)/(LOG(1+[.E$5]))" office:value-type="float" office:value="15.5585692582551">
            <text:p>15.56</text:p>
          </table:table-cell>
          <table:table-cell table:formula="of:=LOG(100/[.$C95]+1)/(LOG(1+[.F$5]))" office:value-type="float" office:value="13.0276192362595">
            <text:p>13.03</text:p>
          </table:table-cell>
          <table:table-cell table:formula="of:=LOG(100/[.$C95]+1)/(LOG(1+[.G$5]))" office:value-type="float" office:value="11.2196321604847">
            <text:p>11.22</text:p>
          </table:table-cell>
          <table:table-cell table:formula="of:=LOG(100/[.$C95]+1)/(LOG(1+[.H$5]))" office:value-type="float" office:value="9.86349894889079">
            <text:p>9.86</text:p>
          </table:table-cell>
          <table:table-cell table:formula="of:=LOG(100/[.$C95]+1)/(LOG(1+[.I$5]))" office:value-type="float" office:value="8.80860340276918">
            <text:p>8.8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table:formula="of:=LOG(100/[.$C96]+1)/(LOG(1+[.D$5]))" office:value-type="float" office:value="19.2018600575725">
            <text:p>19.20</text:p>
          </table:table-cell>
          <table:table-cell table:formula="of:=LOG(100/[.$C96]+1)/(LOG(1+[.E$5]))" office:value-type="float" office:value="15.4357063180234">
            <text:p>15.44</text:p>
          </table:table-cell>
          <table:table-cell table:formula="of:=LOG(100/[.$C96]+1)/(LOG(1+[.F$5]))" office:value-type="float" office:value="12.9247427071252">
            <text:p>12.92</text:p>
          </table:table-cell>
          <table:table-cell table:formula="of:=LOG(100/[.$C96]+1)/(LOG(1+[.G$5]))" office:value-type="float" office:value="11.1310329472362">
            <text:p>11.13</text:p>
          </table:table-cell>
          <table:table-cell table:formula="of:=LOG(100/[.$C96]+1)/(LOG(1+[.H$5]))" office:value-type="float" office:value="9.78560885104716">
            <text:p>9.79</text:p>
          </table:table-cell>
          <table:table-cell table:formula="of:=LOG(100/[.$C96]+1)/(LOG(1+[.I$5]))" office:value-type="float" office:value="8.739043606143">
            <text:p>8.7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table:formula="of:=LOG(100/[.$C97]+1)/(LOG(1+[.D$5]))" office:value-type="float" office:value="19.0515251191374">
            <text:p>19.05</text:p>
          </table:table-cell>
          <table:table-cell table:formula="of:=LOG(100/[.$C97]+1)/(LOG(1+[.E$5]))" office:value-type="float" office:value="15.3148572986021">
            <text:p>15.31</text:p>
          </table:table-cell>
          <table:table-cell table:formula="of:=LOG(100/[.$C97]+1)/(LOG(1+[.F$5]))" office:value-type="float" office:value="12.823552489441">
            <text:p>12.82</text:p>
          </table:table-cell>
          <table:table-cell table:formula="of:=LOG(100/[.$C97]+1)/(LOG(1+[.G$5]))" office:value-type="float" office:value="11.0438860173124">
            <text:p>11.04</text:p>
          </table:table-cell>
          <table:table-cell table:formula="of:=LOG(100/[.$C97]+1)/(LOG(1+[.H$5]))" office:value-type="float" office:value="9.70899549693658">
            <text:p>9.71</text:p>
          </table:table-cell>
          <table:table-cell table:formula="of:=LOG(100/[.$C97]+1)/(LOG(1+[.I$5]))" office:value-type="float" office:value="8.67062400624109">
            <text:p>8.6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table:formula="of:=LOG(100/[.$C98]+1)/(LOG(1+[.D$5]))" office:value-type="float" office:value="18.9036318292379">
            <text:p>18.90</text:p>
          </table:table-cell>
          <table:table-cell table:formula="of:=LOG(100/[.$C98]+1)/(LOG(1+[.E$5]))" office:value-type="float" office:value="15.1959710353729">
            <text:p>15.20</text:p>
          </table:table-cell>
          <table:table-cell table:formula="of:=LOG(100/[.$C98]+1)/(LOG(1+[.F$5]))" office:value-type="float" office:value="12.7240057416609">
            <text:p>12.72</text:p>
          </table:table-cell>
          <table:table-cell table:formula="of:=LOG(100/[.$C98]+1)/(LOG(1+[.G$5]))" office:value-type="float" office:value="10.9581544747634">
            <text:p>10.96</text:p>
          </table:table-cell>
          <table:table-cell table:formula="of:=LOG(100/[.$C98]+1)/(LOG(1+[.H$5]))" office:value-type="float" office:value="9.63362645027592">
            <text:p>9.63</text:p>
          </table:table-cell>
          <table:table-cell table:formula="of:=LOG(100/[.$C98]+1)/(LOG(1+[.I$5]))" office:value-type="float" office:value="8.60331563582217">
            <text:p>8.6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table:formula="of:=LOG(100/[.$C99]+1)/(LOG(1+[.D$5]))" office:value-type="float" office:value="18.7581187548394">
            <text:p>18.76</text:p>
          </table:table-cell>
          <table:table-cell table:formula="of:=LOG(100/[.$C99]+1)/(LOG(1+[.E$5]))" office:value-type="float" office:value="15.0789981444595">
            <text:p>15.08</text:p>
          </table:table-cell>
          <table:table-cell table:formula="of:=LOG(100/[.$C99]+1)/(LOG(1+[.F$5]))" office:value-type="float" office:value="12.6260611133027">
            <text:p>12.63</text:p>
          </table:table-cell>
          <table:table-cell table:formula="of:=LOG(100/[.$C99]+1)/(LOG(1+[.G$5]))" office:value-type="float" office:value="10.8738027077717">
            <text:p>10.87</text:p>
          </table:table-cell>
          <table:table-cell table:formula="of:=LOG(100/[.$C99]+1)/(LOG(1+[.H$5]))" office:value-type="float" office:value="9.55947040369979">
            <text:p>9.56</text:p>
          </table:table-cell>
          <table:table-cell table:formula="of:=LOG(100/[.$C99]+1)/(LOG(1+[.I$5]))" office:value-type="float" office:value="8.53709053582559">
            <text:p>8.5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table:formula="of:=LOG(100/[.$C100]+1)/(LOG(1+[.D$5]))" office:value-type="float" office:value="18.6149265796955">
            <text:p>18.61</text:p>
          </table:table-cell>
          <table:table-cell table:formula="of:=LOG(100/[.$C100]+1)/(LOG(1+[.E$5]))" office:value-type="float" office:value="14.9638909435981">
            <text:p>14.96</text:p>
          </table:table-cell>
          <table:table-cell table:formula="of:=LOG(100/[.$C100]+1)/(LOG(1+[.F$5]))" office:value-type="float" office:value="12.5296786786918">
            <text:p>12.53</text:p>
          </table:table-cell>
          <table:table-cell table:formula="of:=LOG(100/[.$C100]+1)/(LOG(1+[.G$5]))" office:value-type="float" office:value="10.7907963315908">
            <text:p>10.79</text:p>
          </table:table-cell>
          <table:table-cell table:formula="of:=LOG(100/[.$C100]+1)/(LOG(1+[.H$5]))" office:value-type="float" office:value="9.48649712859586">
            <text:p>9.49</text:p>
          </table:table-cell>
          <table:table-cell table:formula="of:=LOG(100/[.$C100]+1)/(LOG(1+[.I$5]))" office:value-type="float" office:value="8.47192171057175">
            <text:p>8.4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table:formula="of:=LOG(100/[.$C101]+1)/(LOG(1+[.D$5]))" office:value-type="float" office:value="18.4739980112449">
            <text:p>18.47</text:p>
          </table:table-cell>
          <table:table-cell table:formula="of:=LOG(100/[.$C101]+1)/(LOG(1+[.E$5]))" office:value-type="float" office:value="14.8506033772946">
            <text:p>14.85</text:p>
          </table:table-cell>
          <table:table-cell table:formula="of:=LOG(100/[.$C101]+1)/(LOG(1+[.F$5]))" office:value-type="float" office:value="12.4348198742923">
            <text:p>12.43</text:p>
          </table:table-cell>
          <table:table-cell table:formula="of:=LOG(100/[.$C101]+1)/(LOG(1+[.G$5]))" office:value-type="float" office:value="10.709102134574">
            <text:p>10.71</text:p>
          </table:table-cell>
          <table:table-cell table:formula="of:=LOG(100/[.$C101]+1)/(LOG(1+[.H$5]))" office:value-type="float" office:value="9.41467742765745">
            <text:p>9.41</text:p>
          </table:table-cell>
          <table:table-cell table:formula="of:=LOG(100/[.$C101]+1)/(LOG(1+[.I$5]))" office:value-type="float" office:value="8.40778308538915">
            <text:p>8.4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table:formula="of:=LOG(100/[.$C102]+1)/(LOG(1+[.D$5]))" office:value-type="float" office:value="18.3352776924976">
            <text:p>18.34</text:p>
          </table:table-cell>
          <table:table-cell table:formula="of:=LOG(100/[.$C102]+1)/(LOG(1+[.E$5]))" office:value-type="float" office:value="14.7390909459934">
            <text:p>14.74</text:p>
          </table:table-cell>
          <table:table-cell table:formula="of:=LOG(100/[.$C102]+1)/(LOG(1+[.F$5]))" office:value-type="float" office:value="12.3414474393988">
            <text:p>12.34</text:p>
          </table:table-cell>
          <table:table-cell table:formula="of:=LOG(100/[.$C102]+1)/(LOG(1+[.G$5]))" office:value-type="float" office:value="10.6286880270971">
            <text:p>10.63</text:p>
          </table:table-cell>
          <table:table-cell table:formula="of:=LOG(100/[.$C102]+1)/(LOG(1+[.H$5]))" office:value-type="float" office:value="9.34398308997957">
            <text:p>9.34</text:p>
          </table:table-cell>
          <table:table-cell table:formula="of:=LOG(100/[.$C102]+1)/(LOG(1+[.I$5]))" office:value-type="float" office:value="8.34464946651287">
            <text:p>8.3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table:formula="of:=LOG(100/[.$C103]+1)/(LOG(1+[.D$5]))" office:value-type="float" office:value="18.1987121185981">
            <text:p>18.20</text:p>
          </table:table-cell>
          <table:table-cell table:formula="of:=LOG(100/[.$C103]+1)/(LOG(1+[.E$5]))" office:value-type="float" office:value="14.6293106390052">
            <text:p>14.63</text:p>
          </table:table-cell>
          <table:table-cell table:formula="of:=LOG(100/[.$C103]+1)/(LOG(1+[.F$5]))" office:value-type="float" office:value="12.2495253599748">
            <text:p>12.25</text:p>
          </table:table-cell>
          <table:table-cell table:formula="of:=LOG(100/[.$C103]+1)/(LOG(1+[.G$5]))" office:value-type="float" office:value="10.5495229931902">
            <text:p>10.55</text:p>
          </table:table-cell>
          <table:table-cell table:formula="of:=LOG(100/[.$C103]+1)/(LOG(1+[.H$5]))" office:value-type="float" office:value="9.27438684853774">
            <text:p>9.27</text:p>
          </table:table-cell>
          <table:table-cell table:formula="of:=LOG(100/[.$C103]+1)/(LOG(1+[.I$5]))" office:value-type="float" office:value="8.28249650311103">
            <text:p>8.2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table:formula="of:=LOG(100/[.$C104]+1)/(LOG(1+[.D$5]))" office:value-type="float" office:value="18.0642495577705">
            <text:p>18.06</text:p>
          </table:table-cell>
          <table:table-cell table:formula="of:=LOG(100/[.$C104]+1)/(LOG(1+[.E$5]))" office:value-type="float" office:value="14.5212208709576">
            <text:p>14.52</text:p>
          </table:table-cell>
          <table:table-cell table:formula="of:=LOG(100/[.$C104]+1)/(LOG(1+[.F$5]))" office:value-type="float" office:value="12.1590188154407">
            <text:p>12.16</text:p>
          </table:table-cell>
          <table:table-cell table:formula="of:=LOG(100/[.$C104]+1)/(LOG(1+[.G$5]))" office:value-type="float" office:value="10.4715770447115">
            <text:p>10.47</text:p>
          </table:table-cell>
          <table:table-cell table:formula="of:=LOG(100/[.$C104]+1)/(LOG(1+[.H$5]))" office:value-type="float" office:value="9.20586233990034">
            <text:p>9.21</text:p>
          </table:table-cell>
          <table:table-cell table:formula="of:=LOG(100/[.$C104]+1)/(LOG(1+[.I$5]))" office:value-type="float" office:value="8.22130065130589">
            <text:p>8.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table:formula="of:=LOG(100/[.$C105]+1)/(LOG(1+[.D$5]))" office:value-type="float" office:value="17.9318399763754">
            <text:p>17.93</text:p>
          </table:table-cell>
          <table:table-cell table:formula="of:=LOG(100/[.$C105]+1)/(LOG(1+[.E$5]))" office:value-type="float" office:value="14.4147814215512">
            <text:p>14.41</text:p>
          </table:table-cell>
          <table:table-cell table:formula="of:=LOG(100/[.$C105]+1)/(LOG(1+[.F$5]))" office:value-type="float" office:value="12.0698941282302">
            <text:p>12.07</text:p>
          </table:table-cell>
          <table:table-cell table:formula="of:=LOG(100/[.$C105]+1)/(LOG(1+[.G$5]))" office:value-type="float" office:value="10.3948211779039">
            <text:p>10.39</text:p>
          </table:table-cell>
          <table:table-cell table:formula="of:=LOG(100/[.$C105]+1)/(LOG(1+[.H$5]))" office:value-type="float" office:value="9.13838406603634">
            <text:p>9.14</text:p>
          </table:table-cell>
          <table:table-cell table:formula="of:=LOG(100/[.$C105]+1)/(LOG(1+[.I$5]))" office:value-type="float" office:value="8.16103914006618">
            <text:p>8.1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table:formula="of:=LOG(100/[.$C106]+1)/(LOG(1+[.D$5]))" office:value-type="float" office:value="17.8014349678262">
            <text:p>17.80</text:p>
          </table:table-cell>
          <table:table-cell table:formula="of:=LOG(100/[.$C106]+1)/(LOG(1+[.E$5]))" office:value-type="float" office:value="14.3099533784174">
            <text:p>14.31</text:p>
          </table:table-cell>
          <table:table-cell table:formula="of:=LOG(100/[.$C106]+1)/(LOG(1+[.F$5]))" office:value-type="float" office:value="11.9821187159438">
            <text:p>11.98</text:p>
          </table:table-cell>
          <table:table-cell table:formula="of:=LOG(100/[.$C106]+1)/(LOG(1+[.G$5]))" office:value-type="float" office:value="10.3192273321882">
            <text:p>10.32</text:p>
          </table:table-cell>
          <table:table-cell table:formula="of:=LOG(100/[.$C106]+1)/(LOG(1+[.H$5]))" office:value-type="float" office:value="9.0719273580896">
            <text:p>9.07</text:p>
          </table:table-cell>
          <table:table-cell table:formula="of:=LOG(100/[.$C106]+1)/(LOG(1+[.I$5]))" office:value-type="float" office:value="8.10168993885577">
            <text:p>8.1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LOG(100/[.$C107]+1)/(LOG(1+[.D$5]))" office:value-type="float" office:value="17.6729876851297">
            <text:p>17.67</text:p>
          </table:table-cell>
          <table:table-cell table:formula="of:=LOG(100/[.$C107]+1)/(LOG(1+[.E$5]))" office:value-type="float" office:value="14.2066990828905">
            <text:p>14.21</text:p>
          </table:table-cell>
          <table:table-cell table:formula="of:=LOG(100/[.$C107]+1)/(LOG(1+[.F$5]))" office:value-type="float" office:value="11.8956610459419">
            <text:p>11.90</text:p>
          </table:table-cell>
          <table:table-cell table:formula="of:=LOG(100/[.$C107]+1)/(LOG(1+[.G$5]))" office:value-type="float" office:value="10.2447683510587">
            <text:p>10.24</text:p>
          </table:table-cell>
          <table:table-cell table:formula="of:=LOG(100/[.$C107]+1)/(LOG(1+[.H$5]))" office:value-type="float" office:value="9.00646834200059">
            <text:p>9.01</text:p>
          </table:table-cell>
          <table:table-cell table:formula="of:=LOG(100/[.$C107]+1)/(LOG(1+[.I$5]))" office:value-type="float" office:value="8.04323172693205">
            <text:p>8.04</text:p>
          </table:table-cell>
          <table:table-cell table:number-columns-repeated="10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3">10/13/2020</text:date>, <text:time>08:4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0-10-13T07:51:45</meta:creation-date>
    <dc:date>2020-10-13T08:42:29.65</dc:date>
    <dc:creator>Mark Lehr</dc:creator>
    <meta:editing-duration>PT5M34S</meta:editing-duration>
    <meta:editing-cycles>1</meta:editing-cycles>
    <meta:document-statistic meta:table-count="3" meta:cell-count="709" meta:object-count="0"/>
    <meta:generator>OpenOffice/4.1.6$Win32 OpenOffice.org_project/416m1$Build-9790</meta:generator>
  </office:meta>
</office:document-meta>
</file>